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3.66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56.61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ingle_440hz" table:style-name="ta1">
        <table:shapes>
          <draw:frame draw:z-index="0" draw:style-name="gr1" draw:text-style-name="P1" svg:width="2271.32pt" svg:height="1070.93pt" svg:x="913.38pt" svg:y="3737.62pt">
            <loext:p draw:notify-on-update-of-ranges="Single_440hz.C22:Single_440hz.C271 Single_440hz.F22:Single_440hz.F27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MiRo LightRing 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tloader 1.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biOS 2.6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rd ID: 36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arting robo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ting robo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ore ini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i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t I2S -&gt; sleep 1s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ibiOS/RT Sh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&gt; before start DMA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ore stop DMA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p DMA -&gt; sleep 1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ore stop I2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p I2S -&gt; 1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cle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<text:s/>k</text:p>
          </table:table-cell>
          <table:table-cell office:value-type="string" calcext:value-type="string">
            <text:p><text:s/>frequency</text:p>
          </table:table-cell>
          <table:table-cell table:number-columns-repeated="2" office:value-type="string" calcext:value-type="string">
            <text:p><text:s/>d1</text:p>
          </table:table-cell>
          <table:table-cell office:value-type="string" calcext:value-type="string">
            <text:p><text:s/>i2s_fft_buf[k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85" calcext:value-type="float">
            <text:p>-1485</text:p>
          </table:table-cell>
          <table:table-cell office:value-type="string" calcext:value-type="string">
            <text:p>FFFFFA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.12825" calcext:value-type="float">
            <text:p>64.12825</text:p>
          </table:table-cell>
          <table:table-cell office:value-type="float" office:value="-1490" calcext:value-type="float">
            <text:p>-1490</text:p>
          </table:table-cell>
          <table:table-cell office:value-type="string" calcext:value-type="string">
            <text:p>FFFFFA2E</text:p>
          </table:table-cell>
          <table:table-cell office:value-type="float" office:value="3421.07763" calcext:value-type="float">
            <text:p>3421.077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8.25651" calcext:value-type="float">
            <text:p>128.25651</text:p>
          </table:table-cell>
          <table:table-cell office:value-type="float" office:value="-1496" calcext:value-type="float">
            <text:p>-1496</text:p>
          </table:table-cell>
          <table:table-cell office:value-type="string" calcext:value-type="string">
            <text:p>FFFFFA28</text:p>
          </table:table-cell>
          <table:table-cell office:value-type="float" office:value="1872.62194" calcext:value-type="float">
            <text:p>1872.621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92.38476" calcext:value-type="float">
            <text:p>192.38476</text:p>
          </table:table-cell>
          <table:table-cell office:value-type="float" office:value="-1503" calcext:value-type="float">
            <text:p>-1503</text:p>
          </table:table-cell>
          <table:table-cell office:value-type="string" calcext:value-type="string">
            <text:p>FFFFFA21</text:p>
          </table:table-cell>
          <table:table-cell office:value-type="float" office:value="426.51681" calcext:value-type="float">
            <text:p>426.516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56.51303" calcext:value-type="float">
            <text:p>256.51303</text:p>
          </table:table-cell>
          <table:table-cell office:value-type="float" office:value="-1511" calcext:value-type="float">
            <text:p>-1511</text:p>
          </table:table-cell>
          <table:table-cell office:value-type="string" calcext:value-type="string">
            <text:p>FFFFFA19</text:p>
          </table:table-cell>
          <table:table-cell office:value-type="float" office:value="2625.22998" calcext:value-type="float">
            <text:p>2625.229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20.64129" calcext:value-type="float">
            <text:p>320.64129</text:p>
          </table:table-cell>
          <table:table-cell office:value-type="float" office:value="-1519" calcext:value-type="float">
            <text:p>-1519</text:p>
          </table:table-cell>
          <table:table-cell office:value-type="string" calcext:value-type="string">
            <text:p>FFFFFA11</text:p>
          </table:table-cell>
          <table:table-cell office:value-type="float" office:value="4665.1582" calcext:value-type="float">
            <text:p>4665.15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84.76953" calcext:value-type="float">
            <text:p>384.76953</text:p>
          </table:table-cell>
          <table:table-cell office:value-type="float" office:value="-1528" calcext:value-type="float">
            <text:p>-1528</text:p>
          </table:table-cell>
          <table:table-cell office:value-type="string" calcext:value-type="string">
            <text:p>FFFFFA08</text:p>
          </table:table-cell>
          <table:table-cell office:value-type="float" office:value="8000.32226" calcext:value-type="float">
            <text:p>8000.322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48.89779" calcext:value-type="float">
            <text:p>448.89779</text:p>
          </table:table-cell>
          <table:table-cell office:value-type="float" office:value="-1537" calcext:value-type="float">
            <text:p>-1537</text:p>
          </table:table-cell>
          <table:table-cell office:value-type="string" calcext:value-type="string">
            <text:p>FFFFF9FF</text:p>
          </table:table-cell>
          <table:table-cell office:value-type="float" office:value="18370.39453" calcext:value-type="float">
            <text:p>18370.394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13.02606" calcext:value-type="float">
            <text:p>513.02606</text:p>
          </table:table-cell>
          <table:table-cell office:value-type="float" office:value="-1544" calcext:value-type="float">
            <text:p>-1544</text:p>
          </table:table-cell>
          <table:table-cell office:value-type="string" calcext:value-type="string">
            <text:p>FFFFF9F8</text:p>
          </table:table-cell>
          <table:table-cell office:value-type="float" office:value="5296.09082" calcext:value-type="float">
            <text:p>5296.090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77.15429" calcext:value-type="float">
            <text:p>577.15429</text:p>
          </table:table-cell>
          <table:table-cell office:value-type="float" office:value="-1551" calcext:value-type="float">
            <text:p>-1551</text:p>
          </table:table-cell>
          <table:table-cell office:value-type="string" calcext:value-type="string">
            <text:p>FFFFF9F1</text:p>
          </table:table-cell>
          <table:table-cell office:value-type="float" office:value="5464.50146" calcext:value-type="float">
            <text:p>5464.501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641.28259" calcext:value-type="float">
            <text:p>641.28259</text:p>
          </table:table-cell>
          <table:table-cell office:value-type="float" office:value="-1560" calcext:value-type="float">
            <text:p>-1560</text:p>
          </table:table-cell>
          <table:table-cell office:value-type="string" calcext:value-type="string">
            <text:p>FFFFF9E8</text:p>
          </table:table-cell>
          <table:table-cell office:value-type="float" office:value="3352.03686" calcext:value-type="float">
            <text:p>3352.036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705.41082" calcext:value-type="float">
            <text:p>705.41082</text:p>
          </table:table-cell>
          <table:table-cell office:value-type="float" office:value="-1570" calcext:value-type="float">
            <text:p>-1570</text:p>
          </table:table-cell>
          <table:table-cell office:value-type="string" calcext:value-type="string">
            <text:p>FFFFF9DE</text:p>
          </table:table-cell>
          <table:table-cell office:value-type="float" office:value="364.51721" calcext:value-type="float">
            <text:p>364.517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769.53906" calcext:value-type="float">
            <text:p>769.53906</text:p>
          </table:table-cell>
          <table:table-cell office:value-type="float" office:value="-1578" calcext:value-type="float">
            <text:p>-1578</text:p>
          </table:table-cell>
          <table:table-cell office:value-type="string" calcext:value-type="string">
            <text:p>FFFFF9D6</text:p>
          </table:table-cell>
          <table:table-cell office:value-type="float" office:value="2441.28247" calcext:value-type="float">
            <text:p>2441.282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833.66735" calcext:value-type="float">
            <text:p>833.66735</text:p>
          </table:table-cell>
          <table:table-cell office:value-type="float" office:value="-1584" calcext:value-type="float">
            <text:p>-1584</text:p>
          </table:table-cell>
          <table:table-cell office:value-type="string" calcext:value-type="string">
            <text:p>FFFFF9D0</text:p>
          </table:table-cell>
          <table:table-cell office:value-type="float" office:value="3054.45776" calcext:value-type="float">
            <text:p>3054.457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897.79559" calcext:value-type="float">
            <text:p>897.79559</text:p>
          </table:table-cell>
          <table:table-cell office:value-type="float" office:value="-1590" calcext:value-type="float">
            <text:p>-1590</text:p>
          </table:table-cell>
          <table:table-cell office:value-type="string" calcext:value-type="string">
            <text:p>FFFFF9CA</text:p>
          </table:table-cell>
          <table:table-cell office:value-type="float" office:value="1681.83813" calcext:value-type="float">
            <text:p>1681.838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61.92382" calcext:value-type="float">
            <text:p>961.92382</text:p>
          </table:table-cell>
          <table:table-cell office:value-type="float" office:value="-1597" calcext:value-type="float">
            <text:p>-1597</text:p>
          </table:table-cell>
          <table:table-cell office:value-type="string" calcext:value-type="string">
            <text:p>FFFFF9C3</text:p>
          </table:table-cell>
          <table:table-cell office:value-type="float" office:value="920.40203" calcext:value-type="float">
            <text:p>920.402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026.05212" calcext:value-type="float">
            <text:p>1026.05212</text:p>
          </table:table-cell>
          <table:table-cell office:value-type="float" office:value="-1603" calcext:value-type="float">
            <text:p>-1603</text:p>
          </table:table-cell>
          <table:table-cell office:value-type="string" calcext:value-type="string">
            <text:p>FFFFF9BD</text:p>
          </table:table-cell>
          <table:table-cell office:value-type="float" office:value="2234.03002" calcext:value-type="float">
            <text:p>2234.030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090.18041" calcext:value-type="float">
            <text:p>1090.18041</text:p>
          </table:table-cell>
          <table:table-cell office:value-type="float" office:value="-1609" calcext:value-type="float">
            <text:p>-1609</text:p>
          </table:table-cell>
          <table:table-cell office:value-type="string" calcext:value-type="string">
            <text:p>FFFFF9B7</text:p>
          </table:table-cell>
          <table:table-cell office:value-type="float" office:value="2144.60815" calcext:value-type="float">
            <text:p>2144.608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154.30859" calcext:value-type="float">
            <text:p>1154.30859</text:p>
          </table:table-cell>
          <table:table-cell office:value-type="float" office:value="-1615" calcext:value-type="float">
            <text:p>-1615</text:p>
          </table:table-cell>
          <table:table-cell office:value-type="string" calcext:value-type="string">
            <text:p>FFFFF9B1</text:p>
          </table:table-cell>
          <table:table-cell office:value-type="float" office:value="1023.9776" calcext:value-type="float">
            <text:p>1023.97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218.43688" calcext:value-type="float">
            <text:p>1218.43688</text:p>
          </table:table-cell>
          <table:table-cell office:value-type="float" office:value="-1620" calcext:value-type="float">
            <text:p>-1620</text:p>
          </table:table-cell>
          <table:table-cell office:value-type="string" calcext:value-type="string">
            <text:p>FFFFF9AC</text:p>
          </table:table-cell>
          <table:table-cell office:value-type="float" office:value="1534.1632" calcext:value-type="float">
            <text:p>1534.16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282.56518" calcext:value-type="float">
            <text:p>1282.56518</text:p>
          </table:table-cell>
          <table:table-cell office:value-type="float" office:value="-1624" calcext:value-type="float">
            <text:p>-1624</text:p>
          </table:table-cell>
          <table:table-cell office:value-type="string" calcext:value-type="string">
            <text:p>FFFFF9A8</text:p>
          </table:table-cell>
          <table:table-cell office:value-type="float" office:value="2162.53051" calcext:value-type="float">
            <text:p>2162.530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346.69335" calcext:value-type="float">
            <text:p>1346.69335</text:p>
          </table:table-cell>
          <table:table-cell office:value-type="float" office:value="-1629" calcext:value-type="float">
            <text:p>-1629</text:p>
          </table:table-cell>
          <table:table-cell office:value-type="string" calcext:value-type="string">
            <text:p>FFFFF9A3</text:p>
          </table:table-cell>
          <table:table-cell office:value-type="float" office:value="1550.031" calcext:value-type="float">
            <text:p>1550.0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410.82165" calcext:value-type="float">
            <text:p>1410.82165</text:p>
          </table:table-cell>
          <table:table-cell office:value-type="float" office:value="-1633" calcext:value-type="float">
            <text:p>-1633</text:p>
          </table:table-cell>
          <table:table-cell office:value-type="string" calcext:value-type="string">
            <text:p>FFFFF99F</text:p>
          </table:table-cell>
          <table:table-cell office:value-type="float" office:value="1121.21508" calcext:value-type="float">
            <text:p>1121.215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474.94995" calcext:value-type="float">
            <text:p>1474.94995</text:p>
          </table:table-cell>
          <table:table-cell office:value-type="float" office:value="-1636" calcext:value-type="float">
            <text:p>-1636</text:p>
          </table:table-cell>
          <table:table-cell office:value-type="string" calcext:value-type="string">
            <text:p>FFFFF99C</text:p>
          </table:table-cell>
          <table:table-cell office:value-type="float" office:value="1940.53613" calcext:value-type="float">
            <text:p>1940.536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1539.07812" calcext:value-type="float">
            <text:p>1539.07812</text:p>
          </table:table-cell>
          <table:table-cell office:value-type="float" office:value="-1640" calcext:value-type="float">
            <text:p>-1640</text:p>
          </table:table-cell>
          <table:table-cell office:value-type="string" calcext:value-type="string">
            <text:p>FFFFF998</text:p>
          </table:table-cell>
          <table:table-cell office:value-type="float" office:value="1921.10595" calcext:value-type="float">
            <text:p>1921.105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1603.20642" calcext:value-type="float">
            <text:p>1603.20642</text:p>
          </table:table-cell>
          <table:table-cell office:value-type="float" office:value="-1643" calcext:value-type="float">
            <text:p>-1643</text:p>
          </table:table-cell>
          <table:table-cell office:value-type="string" calcext:value-type="string">
            <text:p>FFFFF995</text:p>
          </table:table-cell>
          <table:table-cell office:value-type="float" office:value="1179.21826" calcext:value-type="float">
            <text:p>1179.218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1667.33471" calcext:value-type="float">
            <text:p>1667.33471</text:p>
          </table:table-cell>
          <table:table-cell office:value-type="float" office:value="-1645" calcext:value-type="float">
            <text:p>-1645</text:p>
          </table:table-cell>
          <table:table-cell office:value-type="string" calcext:value-type="string">
            <text:p>FFFFF993</text:p>
          </table:table-cell>
          <table:table-cell office:value-type="float" office:value="1475.81591" calcext:value-type="float">
            <text:p>1475.815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1731.46289" calcext:value-type="float">
            <text:p>1731.46289</text:p>
          </table:table-cell>
          <table:table-cell office:value-type="float" office:value="-1646" calcext:value-type="float">
            <text:p>-1646</text:p>
          </table:table-cell>
          <table:table-cell office:value-type="string" calcext:value-type="string">
            <text:p>FFFFF992</text:p>
          </table:table-cell>
          <table:table-cell office:value-type="float" office:value="1969.24694" calcext:value-type="float">
            <text:p>1969.2469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1795.59118" calcext:value-type="float">
            <text:p>1795.59118</text:p>
          </table:table-cell>
          <table:table-cell office:value-type="float" office:value="-1648" calcext:value-type="float">
            <text:p>-1648</text:p>
          </table:table-cell>
          <table:table-cell office:value-type="string" calcext:value-type="string">
            <text:p>FFFFF990</text:p>
          </table:table-cell>
          <table:table-cell office:value-type="float" office:value="1567.50012" calcext:value-type="float">
            <text:p>1567.500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1859.71948" calcext:value-type="float">
            <text:p>1859.71948</text:p>
          </table:table-cell>
          <table:table-cell office:value-type="float" office:value="-1650" calcext:value-type="float">
            <text:p>-1650</text:p>
          </table:table-cell>
          <table:table-cell office:value-type="string" calcext:value-type="string">
            <text:p>FFFFF98E</text:p>
          </table:table-cell>
          <table:table-cell office:value-type="float" office:value="1225.87963" calcext:value-type="float">
            <text:p>1225.879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1923.84765" calcext:value-type="float">
            <text:p>1923.84765</text:p>
          </table:table-cell>
          <table:table-cell office:value-type="float" office:value="-1650" calcext:value-type="float">
            <text:p>-1650</text:p>
          </table:table-cell>
          <table:table-cell office:value-type="string" calcext:value-type="string">
            <text:p>FFFFF98E</text:p>
          </table:table-cell>
          <table:table-cell office:value-type="float" office:value="1798.83605" calcext:value-type="float">
            <text:p>1798.836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987.97595" calcext:value-type="float">
            <text:p>1987.97595</text:p>
          </table:table-cell>
          <table:table-cell office:value-type="float" office:value="-1650" calcext:value-type="float">
            <text:p>-1650</text:p>
          </table:table-cell>
          <table:table-cell office:value-type="string" calcext:value-type="string">
            <text:p>FFFFF98E</text:p>
          </table:table-cell>
          <table:table-cell office:value-type="float" office:value="1838.27087" calcext:value-type="float">
            <text:p>1838.2708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2052.10424" calcext:value-type="float">
            <text:p>2052.10424</text:p>
          </table:table-cell>
          <table:table-cell office:value-type="float" office:value="-1650" calcext:value-type="float">
            <text:p>-1650</text:p>
          </table:table-cell>
          <table:table-cell office:value-type="string" calcext:value-type="string">
            <text:p>FFFFF98E</text:p>
          </table:table-cell>
          <table:table-cell office:value-type="float" office:value="1274.03503" calcext:value-type="float">
            <text:p>1274.035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2116.23242" calcext:value-type="float">
            <text:p>2116.23242</text:p>
          </table:table-cell>
          <table:table-cell office:value-type="float" office:value="-1649" calcext:value-type="float">
            <text:p>-1649</text:p>
          </table:table-cell>
          <table:table-cell office:value-type="string" calcext:value-type="string">
            <text:p>FFFFF98F</text:p>
          </table:table-cell>
          <table:table-cell office:value-type="float" office:value="1478.97937" calcext:value-type="float">
            <text:p>1478.979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2180.36083" calcext:value-type="float">
            <text:p>2180.36083</text:p>
          </table:table-cell>
          <table:table-cell office:value-type="float" office:value="-1646" calcext:value-type="float">
            <text:p>-1646</text:p>
          </table:table-cell>
          <table:table-cell office:value-type="string" calcext:value-type="string">
            <text:p>FFFFF992</text:p>
          </table:table-cell>
          <table:table-cell office:value-type="float" office:value="1807.73217" calcext:value-type="float">
            <text:p>1807.732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2244.48901" calcext:value-type="float">
            <text:p>2244.48901</text:p>
          </table:table-cell>
          <table:table-cell office:value-type="float" office:value="-1642" calcext:value-type="float">
            <text:p>-1642</text:p>
          </table:table-cell>
          <table:table-cell office:value-type="string" calcext:value-type="string">
            <text:p>FFFFF996</text:p>
          </table:table-cell>
          <table:table-cell office:value-type="float" office:value="1557.90722" calcext:value-type="float">
            <text:p>1557.907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2308.61718" calcext:value-type="float">
            <text:p>2308.61718</text:p>
          </table:table-cell>
          <table:table-cell office:value-type="float" office:value="-1638" calcext:value-type="float">
            <text:p>-1638</text:p>
          </table:table-cell>
          <table:table-cell office:value-type="string" calcext:value-type="string">
            <text:p>FFFFF99A</text:p>
          </table:table-cell>
          <table:table-cell office:value-type="float" office:value="1277.59423" calcext:value-type="float">
            <text:p>1277.594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2372.7456" calcext:value-type="float">
            <text:p>2372.7456</text:p>
          </table:table-cell>
          <table:table-cell office:value-type="float" office:value="-1634" calcext:value-type="float">
            <text:p>-1634</text:p>
          </table:table-cell>
          <table:table-cell office:value-type="string" calcext:value-type="string">
            <text:p>FFFFF99E</text:p>
          </table:table-cell>
          <table:table-cell office:value-type="float" office:value="1686.93872" calcext:value-type="float">
            <text:p>1686.938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2436.87377" calcext:value-type="float">
            <text:p>2436.87377</text:p>
          </table:table-cell>
          <table:table-cell office:value-type="float" office:value="-1629" calcext:value-type="float">
            <text:p>-1629</text:p>
          </table:table-cell>
          <table:table-cell office:value-type="string" calcext:value-type="string">
            <text:p>FFFFF9A3</text:p>
          </table:table-cell>
          <table:table-cell office:value-type="float" office:value="1723.7854" calcext:value-type="float">
            <text:p>1723.78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2501.00195" calcext:value-type="float">
            <text:p>2501.00195</text:p>
          </table:table-cell>
          <table:table-cell office:value-type="float" office:value="-1623" calcext:value-type="float">
            <text:p>-1623</text:p>
          </table:table-cell>
          <table:table-cell office:value-type="string" calcext:value-type="string">
            <text:p>FFFFF9A9</text:p>
          </table:table-cell>
          <table:table-cell office:value-type="float" office:value="1309.27221" calcext:value-type="float">
            <text:p>1309.272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2565.13037" calcext:value-type="float">
            <text:p>2565.13037</text:p>
          </table:table-cell>
          <table:table-cell office:value-type="float" office:value="-1616" calcext:value-type="float">
            <text:p>-1616</text:p>
          </table:table-cell>
          <table:table-cell office:value-type="string" calcext:value-type="string">
            <text:p>FFFFF9B0</text:p>
          </table:table-cell>
          <table:table-cell office:value-type="float" office:value="1468.41296" calcext:value-type="float">
            <text:p>1468.4129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2629.25854" calcext:value-type="float">
            <text:p>2629.25854</text:p>
          </table:table-cell>
          <table:table-cell office:value-type="float" office:value="-1608" calcext:value-type="float">
            <text:p>-1608</text:p>
          </table:table-cell>
          <table:table-cell office:value-type="string" calcext:value-type="string">
            <text:p>FFFFF9B8</text:p>
          </table:table-cell>
          <table:table-cell office:value-type="float" office:value="1850.42858" calcext:value-type="float">
            <text:p>1850.4285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2693.38671" calcext:value-type="float">
            <text:p>2693.38671</text:p>
          </table:table-cell>
          <table:table-cell office:value-type="float" office:value="-1601" calcext:value-type="float">
            <text:p>-1601</text:p>
          </table:table-cell>
          <table:table-cell office:value-type="string" calcext:value-type="string">
            <text:p>FFFFF9BF</text:p>
          </table:table-cell>
          <table:table-cell office:value-type="float" office:value="1557.97033" calcext:value-type="float">
            <text:p>1557.970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2757.51513" calcext:value-type="float">
            <text:p>2757.51513</text:p>
          </table:table-cell>
          <table:table-cell office:value-type="float" office:value="-1593" calcext:value-type="float">
            <text:p>-1593</text:p>
          </table:table-cell>
          <table:table-cell office:value-type="string" calcext:value-type="string">
            <text:p>FFFFF9C7</text:p>
          </table:table-cell>
          <table:table-cell office:value-type="float" office:value="1280.84814" calcext:value-type="float">
            <text:p>1280.848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2821.64331" calcext:value-type="float">
            <text:p>2821.64331</text:p>
          </table:table-cell>
          <table:table-cell office:value-type="float" office:value="-1586" calcext:value-type="float">
            <text:p>-1586</text:p>
          </table:table-cell>
          <table:table-cell office:value-type="string" calcext:value-type="string">
            <text:p>FFFFF9CE</text:p>
          </table:table-cell>
          <table:table-cell office:value-type="float" office:value="1711.01318" calcext:value-type="float">
            <text:p>1711.013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2885.77148" calcext:value-type="float">
            <text:p>2885.77148</text:p>
          </table:table-cell>
          <table:table-cell office:value-type="float" office:value="-1578" calcext:value-type="float">
            <text:p>-1578</text:p>
          </table:table-cell>
          <table:table-cell office:value-type="string" calcext:value-type="string">
            <text:p>FFFFF9D6</text:p>
          </table:table-cell>
          <table:table-cell office:value-type="float" office:value="1676.49084" calcext:value-type="float">
            <text:p>1676.4908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2949.8999" calcext:value-type="float">
            <text:p>2949.8999</text:p>
          </table:table-cell>
          <table:table-cell office:value-type="float" office:value="-1571" calcext:value-type="float">
            <text:p>-1571</text:p>
          </table:table-cell>
          <table:table-cell office:value-type="string" calcext:value-type="string">
            <text:p>FFFFF9DD</text:p>
          </table:table-cell>
          <table:table-cell office:value-type="float" office:value="1269.72448" calcext:value-type="float">
            <text:p>1269.724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3014.02807" calcext:value-type="float">
            <text:p>3014.02807</text:p>
          </table:table-cell>
          <table:table-cell office:value-type="float" office:value="-1563" calcext:value-type="float">
            <text:p>-1563</text:p>
          </table:table-cell>
          <table:table-cell office:value-type="string" calcext:value-type="string">
            <text:p>FFFFF9E5</text:p>
          </table:table-cell>
          <table:table-cell office:value-type="float" office:value="1548.95922" calcext:value-type="float">
            <text:p>1548.9592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3078.15625" calcext:value-type="float">
            <text:p>3078.15625</text:p>
          </table:table-cell>
          <table:table-cell office:value-type="float" office:value="-1555" calcext:value-type="float">
            <text:p>-1555</text:p>
          </table:table-cell>
          <table:table-cell office:value-type="string" calcext:value-type="string">
            <text:p>FFFFF9ED</text:p>
          </table:table-cell>
          <table:table-cell office:value-type="float" office:value="1749.09204" calcext:value-type="float">
            <text:p>1749.0920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3142.28466" calcext:value-type="float">
            <text:p>3142.28466</text:p>
          </table:table-cell>
          <table:table-cell office:value-type="float" office:value="-1547" calcext:value-type="float">
            <text:p>-1547</text:p>
          </table:table-cell>
          <table:table-cell office:value-type="string" calcext:value-type="string">
            <text:p>FFFFF9F5</text:p>
          </table:table-cell>
          <table:table-cell office:value-type="float" office:value="1589.49926" calcext:value-type="float">
            <text:p>1589.4992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3206.41284" calcext:value-type="float">
            <text:p>3206.41284</text:p>
          </table:table-cell>
          <table:table-cell office:value-type="float" office:value="-1539" calcext:value-type="float">
            <text:p>-1539</text:p>
          </table:table-cell>
          <table:table-cell office:value-type="string" calcext:value-type="string">
            <text:p>FFFFF9FD</text:p>
          </table:table-cell>
          <table:table-cell office:value-type="float" office:value="1354.95727" calcext:value-type="float">
            <text:p>1354.9572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1" calcext:value-type="float">
            <text:p>51</text:p>
          </table:table-cell>
          <table:table-cell office:value-type="float" office:value="3270.54101" calcext:value-type="float">
            <text:p>3270.54101</text:p>
          </table:table-cell>
          <table:table-cell office:value-type="float" office:value="-1532" calcext:value-type="float">
            <text:p>-1532</text:p>
          </table:table-cell>
          <table:table-cell office:value-type="string" calcext:value-type="string">
            <text:p>FFFFFA04</text:p>
          </table:table-cell>
          <table:table-cell office:value-type="float" office:value="1625.80065" calcext:value-type="float">
            <text:p>1625.8006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  <table:table-cell office:value-type="float" office:value="3334.66943" calcext:value-type="float">
            <text:p>3334.66943</text:p>
          </table:table-cell>
          <table:table-cell office:value-type="float" office:value="-1526" calcext:value-type="float">
            <text:p>-1526</text:p>
          </table:table-cell>
          <table:table-cell office:value-type="string" calcext:value-type="string">
            <text:p>FFFFFA0A</text:p>
          </table:table-cell>
          <table:table-cell office:value-type="float" office:value="1662.81872" calcext:value-type="float">
            <text:p>1662.8187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3" calcext:value-type="float">
            <text:p>53</text:p>
          </table:table-cell>
          <table:table-cell office:value-type="float" office:value="3398.7976" calcext:value-type="float">
            <text:p>3398.7976</text:p>
          </table:table-cell>
          <table:table-cell office:value-type="float" office:value="-1518" calcext:value-type="float">
            <text:p>-1518</text:p>
          </table:table-cell>
          <table:table-cell office:value-type="string" calcext:value-type="string">
            <text:p>FFFFFA12</text:p>
          </table:table-cell>
          <table:table-cell office:value-type="float" office:value="1323.45556" calcext:value-type="float">
            <text:p>1323.455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office:value-type="float" office:value="3462.92578" calcext:value-type="float">
            <text:p>3462.92578</text:p>
          </table:table-cell>
          <table:table-cell office:value-type="float" office:value="-1510" calcext:value-type="float">
            <text:p>-1510</text:p>
          </table:table-cell>
          <table:table-cell office:value-type="string" calcext:value-type="string">
            <text:p>FFFFFA1A</text:p>
          </table:table-cell>
          <table:table-cell office:value-type="float" office:value="1416.24121" calcext:value-type="float">
            <text:p>1416.2412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5" calcext:value-type="float">
            <text:p>55</text:p>
          </table:table-cell>
          <table:table-cell office:value-type="float" office:value="3527.05419" calcext:value-type="float">
            <text:p>3527.05419</text:p>
          </table:table-cell>
          <table:table-cell office:value-type="float" office:value="-1503" calcext:value-type="float">
            <text:p>-1503</text:p>
          </table:table-cell>
          <table:table-cell office:value-type="string" calcext:value-type="string">
            <text:p>FFFFFA21</text:p>
          </table:table-cell>
          <table:table-cell office:value-type="float" office:value="1683.93627" calcext:value-type="float">
            <text:p>1683.9362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6" calcext:value-type="float">
            <text:p>56</text:p>
          </table:table-cell>
          <table:table-cell office:value-type="float" office:value="3591.18237" calcext:value-type="float">
            <text:p>3591.18237</text:p>
          </table:table-cell>
          <table:table-cell office:value-type="float" office:value="-1498" calcext:value-type="float">
            <text:p>-1498</text:p>
          </table:table-cell>
          <table:table-cell office:value-type="string" calcext:value-type="string">
            <text:p>FFFFFA26</text:p>
          </table:table-cell>
          <table:table-cell office:value-type="float" office:value="1565.74169" calcext:value-type="float">
            <text:p>1565.7416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7" calcext:value-type="float">
            <text:p>57</text:p>
          </table:table-cell>
          <table:table-cell office:value-type="float" office:value="3655.31054" calcext:value-type="float">
            <text:p>3655.31054</text:p>
          </table:table-cell>
          <table:table-cell office:value-type="float" office:value="-1494" calcext:value-type="float">
            <text:p>-1494</text:p>
          </table:table-cell>
          <table:table-cell office:value-type="string" calcext:value-type="string">
            <text:p>FFFFFA2A</text:p>
          </table:table-cell>
          <table:table-cell office:value-type="float" office:value="1297.16198" calcext:value-type="float">
            <text:p>1297.1619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8" calcext:value-type="float">
            <text:p>58</text:p>
          </table:table-cell>
          <table:table-cell office:value-type="float" office:value="3719.43896" calcext:value-type="float">
            <text:p>3719.43896</text:p>
          </table:table-cell>
          <table:table-cell office:value-type="float" office:value="-1491" calcext:value-type="float">
            <text:p>-1491</text:p>
          </table:table-cell>
          <table:table-cell office:value-type="string" calcext:value-type="string">
            <text:p>FFFFFA2D</text:p>
          </table:table-cell>
          <table:table-cell office:value-type="float" office:value="1640.06188" calcext:value-type="float">
            <text:p>1640.061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9" calcext:value-type="float">
            <text:p>59</text:p>
          </table:table-cell>
          <table:table-cell office:value-type="float" office:value="3783.56713" calcext:value-type="float">
            <text:p>3783.56713</text:p>
          </table:table-cell>
          <table:table-cell office:value-type="float" office:value="-1487" calcext:value-type="float">
            <text:p>-1487</text:p>
          </table:table-cell>
          <table:table-cell office:value-type="string" calcext:value-type="string">
            <text:p>FFFFFA31</text:p>
          </table:table-cell>
          <table:table-cell office:value-type="float" office:value="1644.21813" calcext:value-type="float">
            <text:p>1644.2181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3847.69531" calcext:value-type="float">
            <text:p>3847.69531</text:p>
          </table:table-cell>
          <table:table-cell office:value-type="float" office:value="-1483" calcext:value-type="float">
            <text:p>-1483</text:p>
          </table:table-cell>
          <table:table-cell office:value-type="string" calcext:value-type="string">
            <text:p>FFFFFA35</text:p>
          </table:table-cell>
          <table:table-cell office:value-type="float" office:value="1383.0437" calcext:value-type="float">
            <text:p>1383.043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1" calcext:value-type="float">
            <text:p>61</text:p>
          </table:table-cell>
          <table:table-cell office:value-type="float" office:value="3911.82373" calcext:value-type="float">
            <text:p>3911.82373</text:p>
          </table:table-cell>
          <table:table-cell office:value-type="float" office:value="-1479" calcext:value-type="float">
            <text:p>-1479</text:p>
          </table:table-cell>
          <table:table-cell office:value-type="string" calcext:value-type="string">
            <text:p>FFFFFA39</text:p>
          </table:table-cell>
          <table:table-cell office:value-type="float" office:value="1455.89953" calcext:value-type="float">
            <text:p>1455.8995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3975.9519" calcext:value-type="float">
            <text:p>3975.9519</text:p>
          </table:table-cell>
          <table:table-cell office:value-type="float" office:value="-1475" calcext:value-type="float">
            <text:p>-1475</text:p>
          </table:table-cell>
          <table:table-cell office:value-type="string" calcext:value-type="string">
            <text:p>FFFFFA3D</text:p>
          </table:table-cell>
          <table:table-cell office:value-type="float" office:value="1662.03808" calcext:value-type="float">
            <text:p>1662.038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  <table:table-cell office:value-type="float" office:value="4040.08007" calcext:value-type="float">
            <text:p>4040.08007</text:p>
          </table:table-cell>
          <table:table-cell office:value-type="float" office:value="-1471" calcext:value-type="float">
            <text:p>-1471</text:p>
          </table:table-cell>
          <table:table-cell office:value-type="string" calcext:value-type="string">
            <text:p>FFFFFA41</text:p>
          </table:table-cell>
          <table:table-cell office:value-type="float" office:value="1543.03991" calcext:value-type="float">
            <text:p>1543.0399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4" calcext:value-type="float">
            <text:p>64</text:p>
          </table:table-cell>
          <table:table-cell office:value-type="float" office:value="4104.20849" calcext:value-type="float">
            <text:p>4104.20849</text:p>
          </table:table-cell>
          <table:table-cell office:value-type="float" office:value="-1468" calcext:value-type="float">
            <text:p>-1468</text:p>
          </table:table-cell>
          <table:table-cell office:value-type="string" calcext:value-type="string">
            <text:p>FFFFFA44</text:p>
          </table:table-cell>
          <table:table-cell office:value-type="float" office:value="1350.64941" calcext:value-type="float">
            <text:p>1350.6494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office:value-type="float" office:value="4168.33691" calcext:value-type="float">
            <text:p>4168.33691</text:p>
          </table:table-cell>
          <table:table-cell office:value-type="float" office:value="-1465" calcext:value-type="float">
            <text:p>-1465</text:p>
          </table:table-cell>
          <table:table-cell office:value-type="string" calcext:value-type="string">
            <text:p>FFFFFA47</text:p>
          </table:table-cell>
          <table:table-cell office:value-type="float" office:value="1594.38415" calcext:value-type="float">
            <text:p>1594.3841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6" calcext:value-type="float">
            <text:p>66</text:p>
          </table:table-cell>
          <table:table-cell office:value-type="float" office:value="4232.46484" calcext:value-type="float">
            <text:p>4232.46484</text:p>
          </table:table-cell>
          <table:table-cell office:value-type="float" office:value="-1465" calcext:value-type="float">
            <text:p>-1465</text:p>
          </table:table-cell>
          <table:table-cell office:value-type="string" calcext:value-type="string">
            <text:p>FFFFFA47</text:p>
          </table:table-cell>
          <table:table-cell office:value-type="float" office:value="1653.32141" calcext:value-type="float">
            <text:p>1653.3214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7" calcext:value-type="float">
            <text:p>67</text:p>
          </table:table-cell>
          <table:table-cell office:value-type="float" office:value="4296.59326" calcext:value-type="float">
            <text:p>4296.59326</text:p>
          </table:table-cell>
          <table:table-cell office:value-type="float" office:value="-1467" calcext:value-type="float">
            <text:p>-1467</text:p>
          </table:table-cell>
          <table:table-cell office:value-type="string" calcext:value-type="string">
            <text:p>FFFFFA45</text:p>
          </table:table-cell>
          <table:table-cell office:value-type="float" office:value="1404.1101" calcext:value-type="float">
            <text:p>1404.11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office:value-type="float" office:value="4360.72167" calcext:value-type="float">
            <text:p>4360.72167</text:p>
          </table:table-cell>
          <table:table-cell office:value-type="float" office:value="-1469" calcext:value-type="float">
            <text:p>-1469</text:p>
          </table:table-cell>
          <table:table-cell office:value-type="string" calcext:value-type="string">
            <text:p>FFFFFA43</text:p>
          </table:table-cell>
          <table:table-cell office:value-type="float" office:value="1435.93823" calcext:value-type="float">
            <text:p>1435.9382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9" calcext:value-type="float">
            <text:p>69</text:p>
          </table:table-cell>
          <table:table-cell office:value-type="float" office:value="4424.8496" calcext:value-type="float">
            <text:p>4424.8496</text:p>
          </table:table-cell>
          <table:table-cell office:value-type="float" office:value="-1473" calcext:value-type="float">
            <text:p>-1473</text:p>
          </table:table-cell>
          <table:table-cell office:value-type="string" calcext:value-type="string">
            <text:p>FFFFFA3F</text:p>
          </table:table-cell>
          <table:table-cell office:value-type="float" office:value="1671.69592" calcext:value-type="float">
            <text:p>1671.6959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4488.97802" calcext:value-type="float">
            <text:p>4488.97802</text:p>
          </table:table-cell>
          <table:table-cell office:value-type="float" office:value="-1477" calcext:value-type="float">
            <text:p>-1477</text:p>
          </table:table-cell>
          <table:table-cell office:value-type="string" calcext:value-type="string">
            <text:p>FFFFFA3B</text:p>
          </table:table-cell>
          <table:table-cell office:value-type="float" office:value="1504.07385" calcext:value-type="float">
            <text:p>1504.0738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1" calcext:value-type="float">
            <text:p>71</text:p>
          </table:table-cell>
          <table:table-cell office:value-type="float" office:value="4553.10644" calcext:value-type="float">
            <text:p>4553.10644</text:p>
          </table:table-cell>
          <table:table-cell office:value-type="float" office:value="-1480" calcext:value-type="float">
            <text:p>-1480</text:p>
          </table:table-cell>
          <table:table-cell office:value-type="string" calcext:value-type="string">
            <text:p>FFFFFA38</text:p>
          </table:table-cell>
          <table:table-cell office:value-type="float" office:value="1375.34533" calcext:value-type="float">
            <text:p>1375.3453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2" calcext:value-type="float">
            <text:p>72</text:p>
          </table:table-cell>
          <table:table-cell office:value-type="float" office:value="4617.23437" calcext:value-type="float">
            <text:p>4617.23437</text:p>
          </table:table-cell>
          <table:table-cell office:value-type="float" office:value="-1484" calcext:value-type="float">
            <text:p>-1484</text:p>
          </table:table-cell>
          <table:table-cell office:value-type="string" calcext:value-type="string">
            <text:p>FFFFFA34</text:p>
          </table:table-cell>
          <table:table-cell office:value-type="float" office:value="1614.26806" calcext:value-type="float">
            <text:p>1614.2680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3" calcext:value-type="float">
            <text:p>73</text:p>
          </table:table-cell>
          <table:table-cell office:value-type="float" office:value="4681.36279" calcext:value-type="float">
            <text:p>4681.36279</text:p>
          </table:table-cell>
          <table:table-cell office:value-type="float" office:value="-1486" calcext:value-type="float">
            <text:p>-1486</text:p>
          </table:table-cell>
          <table:table-cell office:value-type="string" calcext:value-type="string">
            <text:p>FFFFFA32</text:p>
          </table:table-cell>
          <table:table-cell office:value-type="float" office:value="1617.93029" calcext:value-type="float">
            <text:p>1617.9302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4" calcext:value-type="float">
            <text:p>74</text:p>
          </table:table-cell>
          <table:table-cell office:value-type="float" office:value="4745.49121" calcext:value-type="float">
            <text:p>4745.49121</text:p>
          </table:table-cell>
          <table:table-cell office:value-type="float" office:value="-1490" calcext:value-type="float">
            <text:p>-1490</text:p>
          </table:table-cell>
          <table:table-cell office:value-type="string" calcext:value-type="string">
            <text:p>FFFFFA2E</text:p>
          </table:table-cell>
          <table:table-cell office:value-type="float" office:value="1326.24816" calcext:value-type="float">
            <text:p>1326.248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5" calcext:value-type="float">
            <text:p>75</text:p>
          </table:table-cell>
          <table:table-cell office:value-type="float" office:value="4809.61914" calcext:value-type="float">
            <text:p>4809.61914</text:p>
          </table:table-cell>
          <table:table-cell office:value-type="float" office:value="-1497" calcext:value-type="float">
            <text:p>-1497</text:p>
          </table:table-cell>
          <table:table-cell office:value-type="string" calcext:value-type="string">
            <text:p>FFFFFA27</text:p>
          </table:table-cell>
          <table:table-cell office:value-type="float" office:value="1475.81323" calcext:value-type="float">
            <text:p>1475.8132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6" calcext:value-type="float">
            <text:p>76</text:p>
          </table:table-cell>
          <table:table-cell office:value-type="float" office:value="4873.74755" calcext:value-type="float">
            <text:p>4873.74755</text:p>
          </table:table-cell>
          <table:table-cell office:value-type="float" office:value="-1504" calcext:value-type="float">
            <text:p>-1504</text:p>
          </table:table-cell>
          <table:table-cell office:value-type="string" calcext:value-type="string">
            <text:p>FFFFFA20</text:p>
          </table:table-cell>
          <table:table-cell office:value-type="float" office:value="1759.44116" calcext:value-type="float">
            <text:p>1759.4411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7" calcext:value-type="float">
            <text:p>77</text:p>
          </table:table-cell>
          <table:table-cell office:value-type="float" office:value="4937.87597" calcext:value-type="float">
            <text:p>4937.87597</text:p>
          </table:table-cell>
          <table:table-cell office:value-type="float" office:value="-1512" calcext:value-type="float">
            <text:p>-1512</text:p>
          </table:table-cell>
          <table:table-cell office:value-type="string" calcext:value-type="string">
            <text:p>FFFFFA18</text:p>
          </table:table-cell>
          <table:table-cell office:value-type="float" office:value="1561.15661" calcext:value-type="float">
            <text:p>1561.1566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8" calcext:value-type="float">
            <text:p>78</text:p>
          </table:table-cell>
          <table:table-cell office:value-type="float" office:value="5002.0039" calcext:value-type="float">
            <text:p>5002.0039</text:p>
          </table:table-cell>
          <table:table-cell office:value-type="float" office:value="-1521" calcext:value-type="float">
            <text:p>-1521</text:p>
          </table:table-cell>
          <table:table-cell office:value-type="string" calcext:value-type="string">
            <text:p>FFFFFA0F</text:p>
          </table:table-cell>
          <table:table-cell office:value-type="float" office:value="1373.31884" calcext:value-type="float">
            <text:p>1373.3188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9" calcext:value-type="float">
            <text:p>79</text:p>
          </table:table-cell>
          <table:table-cell office:value-type="float" office:value="5066.13232" calcext:value-type="float">
            <text:p>5066.13232</text:p>
          </table:table-cell>
          <table:table-cell office:value-type="float" office:value="-1530" calcext:value-type="float">
            <text:p>-1530</text:p>
          </table:table-cell>
          <table:table-cell office:value-type="string" calcext:value-type="string">
            <text:p>FFFFFA06</text:p>
          </table:table-cell>
          <table:table-cell office:value-type="float" office:value="1593.41223" calcext:value-type="float">
            <text:p>1593.4122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float" office:value="5130.26074" calcext:value-type="float">
            <text:p>5130.26074</text:p>
          </table:table-cell>
          <table:table-cell office:value-type="float" office:value="-1539" calcext:value-type="float">
            <text:p>-1539</text:p>
          </table:table-cell>
          <table:table-cell office:value-type="string" calcext:value-type="string">
            <text:p>FFFFF9FD</text:p>
          </table:table-cell>
          <table:table-cell office:value-type="float" office:value="1640.94274" calcext:value-type="float">
            <text:p>1640.9427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1" calcext:value-type="float">
            <text:p>81</text:p>
          </table:table-cell>
          <table:table-cell office:value-type="float" office:value="5194.38867" calcext:value-type="float">
            <text:p>5194.38867</text:p>
          </table:table-cell>
          <table:table-cell office:value-type="float" office:value="-1547" calcext:value-type="float">
            <text:p>-1547</text:p>
          </table:table-cell>
          <table:table-cell office:value-type="string" calcext:value-type="string">
            <text:p>FFFFF9F5</text:p>
          </table:table-cell>
          <table:table-cell office:value-type="float" office:value="1417.32446" calcext:value-type="float">
            <text:p>1417.3244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2" calcext:value-type="float">
            <text:p>82</text:p>
          </table:table-cell>
          <table:table-cell office:value-type="float" office:value="5258.51708" calcext:value-type="float">
            <text:p>5258.51708</text:p>
          </table:table-cell>
          <table:table-cell office:value-type="float" office:value="-1555" calcext:value-type="float">
            <text:p>-1555</text:p>
          </table:table-cell>
          <table:table-cell office:value-type="string" calcext:value-type="string">
            <text:p>FFFFF9ED</text:p>
          </table:table-cell>
          <table:table-cell office:value-type="float" office:value="1463.01965" calcext:value-type="float">
            <text:p>1463.0196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3" calcext:value-type="float">
            <text:p>83</text:p>
          </table:table-cell>
          <table:table-cell office:value-type="float" office:value="5322.6455" calcext:value-type="float">
            <text:p>5322.6455</text:p>
          </table:table-cell>
          <table:table-cell office:value-type="float" office:value="-1562" calcext:value-type="float">
            <text:p>-1562</text:p>
          </table:table-cell>
          <table:table-cell office:value-type="string" calcext:value-type="string">
            <text:p>FFFFF9E6</text:p>
          </table:table-cell>
          <table:table-cell office:value-type="float" office:value="1657.78295" calcext:value-type="float">
            <text:p>1657.7829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4" calcext:value-type="float">
            <text:p>84</text:p>
          </table:table-cell>
          <table:table-cell office:value-type="float" office:value="5386.77343" calcext:value-type="float">
            <text:p>5386.77343</text:p>
          </table:table-cell>
          <table:table-cell office:value-type="float" office:value="-1571" calcext:value-type="float">
            <text:p>-1571</text:p>
          </table:table-cell>
          <table:table-cell office:value-type="string" calcext:value-type="string">
            <text:p>FFFFF9DD</text:p>
          </table:table-cell>
          <table:table-cell office:value-type="float" office:value="1545.83227" calcext:value-type="float">
            <text:p>1545.8322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5" calcext:value-type="float">
            <text:p>85</text:p>
          </table:table-cell>
          <table:table-cell office:value-type="float" office:value="5450.90185" calcext:value-type="float">
            <text:p>5450.90185</text:p>
          </table:table-cell>
          <table:table-cell office:value-type="float" office:value="-1578" calcext:value-type="float">
            <text:p>-1578</text:p>
          </table:table-cell>
          <table:table-cell office:value-type="string" calcext:value-type="string">
            <text:p>FFFFF9D6</text:p>
          </table:table-cell>
          <table:table-cell office:value-type="float" office:value="1382.63256" calcext:value-type="float">
            <text:p>1382.6325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6" calcext:value-type="float">
            <text:p>86</text:p>
          </table:table-cell>
          <table:table-cell office:value-type="float" office:value="5515.03027" calcext:value-type="float">
            <text:p>5515.03027</text:p>
          </table:table-cell>
          <table:table-cell office:value-type="float" office:value="-1585" calcext:value-type="float">
            <text:p>-1585</text:p>
          </table:table-cell>
          <table:table-cell office:value-type="string" calcext:value-type="string">
            <text:p>FFFFF9CF</text:p>
          </table:table-cell>
          <table:table-cell office:value-type="float" office:value="1591.91247" calcext:value-type="float">
            <text:p>1591.9124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7" calcext:value-type="float">
            <text:p>87</text:p>
          </table:table-cell>
          <table:table-cell office:value-type="float" office:value="5579.1582" calcext:value-type="float">
            <text:p>5579.1582</text:p>
          </table:table-cell>
          <table:table-cell office:value-type="float" office:value="-1591" calcext:value-type="float">
            <text:p>-1591</text:p>
          </table:table-cell>
          <table:table-cell office:value-type="string" calcext:value-type="string">
            <text:p>FFFFF9C9</text:p>
          </table:table-cell>
          <table:table-cell office:value-type="float" office:value="1647.62268" calcext:value-type="float">
            <text:p>1647.6226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8" calcext:value-type="float">
            <text:p>88</text:p>
          </table:table-cell>
          <table:table-cell office:value-type="float" office:value="5643.28662" calcext:value-type="float">
            <text:p>5643.28662</text:p>
          </table:table-cell>
          <table:table-cell office:value-type="float" office:value="-1598" calcext:value-type="float">
            <text:p>-1598</text:p>
          </table:table-cell>
          <table:table-cell office:value-type="string" calcext:value-type="string">
            <text:p>FFFFF9C2</text:p>
          </table:table-cell>
          <table:table-cell office:value-type="float" office:value="1398.9403" calcext:value-type="float">
            <text:p>1398.940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9" calcext:value-type="float">
            <text:p>89</text:p>
          </table:table-cell>
          <table:table-cell office:value-type="float" office:value="5707.41503" calcext:value-type="float">
            <text:p>5707.41503</text:p>
          </table:table-cell>
          <table:table-cell office:value-type="float" office:value="-1605" calcext:value-type="float">
            <text:p>-1605</text:p>
          </table:table-cell>
          <table:table-cell office:value-type="string" calcext:value-type="string">
            <text:p>FFFFF9BB</text:p>
          </table:table-cell>
          <table:table-cell office:value-type="float" office:value="1480.94091" calcext:value-type="float">
            <text:p>1480.9409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0" calcext:value-type="float">
            <text:p>90</text:p>
          </table:table-cell>
          <table:table-cell office:value-type="float" office:value="5771.54296" calcext:value-type="float">
            <text:p>5771.54296</text:p>
          </table:table-cell>
          <table:table-cell office:value-type="float" office:value="-1611" calcext:value-type="float">
            <text:p>-1611</text:p>
          </table:table-cell>
          <table:table-cell office:value-type="string" calcext:value-type="string">
            <text:p>FFFFF9B5</text:p>
          </table:table-cell>
          <table:table-cell office:value-type="float" office:value="1640.62731" calcext:value-type="float">
            <text:p>1640.6273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1" calcext:value-type="float">
            <text:p>91</text:p>
          </table:table-cell>
          <table:table-cell office:value-type="float" office:value="5835.67138" calcext:value-type="float">
            <text:p>5835.67138</text:p>
          </table:table-cell>
          <table:table-cell office:value-type="float" office:value="-1617" calcext:value-type="float">
            <text:p>-1617</text:p>
          </table:table-cell>
          <table:table-cell office:value-type="string" calcext:value-type="string">
            <text:p>FFFFF9AF</text:p>
          </table:table-cell>
          <table:table-cell office:value-type="float" office:value="1525.57275" calcext:value-type="float">
            <text:p>1525.5727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2" calcext:value-type="float">
            <text:p>92</text:p>
          </table:table-cell>
          <table:table-cell office:value-type="float" office:value="5899.7998" calcext:value-type="float">
            <text:p>5899.7998</text:p>
          </table:table-cell>
          <table:table-cell office:value-type="float" office:value="-1621" calcext:value-type="float">
            <text:p>-1621</text:p>
          </table:table-cell>
          <table:table-cell office:value-type="string" calcext:value-type="string">
            <text:p>FFFFF9AB</text:p>
          </table:table-cell>
          <table:table-cell office:value-type="float" office:value="1416.51098" calcext:value-type="float">
            <text:p>1416.5109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3" calcext:value-type="float">
            <text:p>93</text:p>
          </table:table-cell>
          <table:table-cell office:value-type="float" office:value="5963.92773" calcext:value-type="float">
            <text:p>5963.92773</text:p>
          </table:table-cell>
          <table:table-cell office:value-type="float" office:value="-1623" calcext:value-type="float">
            <text:p>-1623</text:p>
          </table:table-cell>
          <table:table-cell office:value-type="string" calcext:value-type="string">
            <text:p>FFFFF9A9</text:p>
          </table:table-cell>
          <table:table-cell office:value-type="float" office:value="1576.10815" calcext:value-type="float">
            <text:p>1576.1081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4" calcext:value-type="float">
            <text:p>94</text:p>
          </table:table-cell>
          <table:table-cell office:value-type="float" office:value="6028.05615" calcext:value-type="float">
            <text:p>6028.05615</text:p>
          </table:table-cell>
          <table:table-cell office:value-type="float" office:value="-1627" calcext:value-type="float">
            <text:p>-1627</text:p>
          </table:table-cell>
          <table:table-cell office:value-type="string" calcext:value-type="string">
            <text:p>FFFFF9A5</text:p>
          </table:table-cell>
          <table:table-cell office:value-type="float" office:value="1631.88024" calcext:value-type="float">
            <text:p>1631.8802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5" calcext:value-type="float">
            <text:p>95</text:p>
          </table:table-cell>
          <table:table-cell office:value-type="float" office:value="6092.18457" calcext:value-type="float">
            <text:p>6092.18457</text:p>
          </table:table-cell>
          <table:table-cell office:value-type="float" office:value="-1631" calcext:value-type="float">
            <text:p>-1631</text:p>
          </table:table-cell>
          <table:table-cell office:value-type="string" calcext:value-type="string">
            <text:p>FFFFF9A1</text:p>
          </table:table-cell>
          <table:table-cell office:value-type="float" office:value="1435.70751" calcext:value-type="float">
            <text:p>1435.7075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6" calcext:value-type="float">
            <text:p>96</text:p>
          </table:table-cell>
          <table:table-cell office:value-type="float" office:value="6156.3125" calcext:value-type="float">
            <text:p>6156.3125</text:p>
          </table:table-cell>
          <table:table-cell office:value-type="float" office:value="-1635" calcext:value-type="float">
            <text:p>-1635</text:p>
          </table:table-cell>
          <table:table-cell office:value-type="string" calcext:value-type="string">
            <text:p>FFFFF99D</text:p>
          </table:table-cell>
          <table:table-cell office:value-type="float" office:value="1453.26977" calcext:value-type="float">
            <text:p>1453.2697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7" calcext:value-type="float">
            <text:p>97</text:p>
          </table:table-cell>
          <table:table-cell office:value-type="float" office:value="6220.44091" calcext:value-type="float">
            <text:p>6220.44091</text:p>
          </table:table-cell>
          <table:table-cell office:value-type="float" office:value="-1640" calcext:value-type="float">
            <text:p>-1640</text:p>
          </table:table-cell>
          <table:table-cell office:value-type="string" calcext:value-type="string">
            <text:p>FFFFF998</text:p>
          </table:table-cell>
          <table:table-cell office:value-type="float" office:value="1630.68078" calcext:value-type="float">
            <text:p>1630.6807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8" calcext:value-type="float">
            <text:p>98</text:p>
          </table:table-cell>
          <table:table-cell office:value-type="float" office:value="6284.56933" calcext:value-type="float">
            <text:p>6284.56933</text:p>
          </table:table-cell>
          <table:table-cell office:value-type="float" office:value="-1644" calcext:value-type="float">
            <text:p>-1644</text:p>
          </table:table-cell>
          <table:table-cell office:value-type="string" calcext:value-type="string">
            <text:p>FFFFF994</text:p>
          </table:table-cell>
          <table:table-cell office:value-type="float" office:value="1528.04296" calcext:value-type="float">
            <text:p>1528.0429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9" calcext:value-type="float">
            <text:p>99</text:p>
          </table:table-cell>
          <table:table-cell office:value-type="float" office:value="6348.69726" calcext:value-type="float">
            <text:p>6348.69726</text:p>
          </table:table-cell>
          <table:table-cell office:value-type="float" office:value="-1647" calcext:value-type="float">
            <text:p>-1647</text:p>
          </table:table-cell>
          <table:table-cell office:value-type="string" calcext:value-type="string">
            <text:p>FFFFF991</text:p>
          </table:table-cell>
          <table:table-cell office:value-type="float" office:value="1395.01611" calcext:value-type="float">
            <text:p>1395.0161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office:value-type="float" office:value="6412.82568" calcext:value-type="float">
            <text:p>6412.82568</text:p>
          </table:table-cell>
          <table:table-cell office:value-type="float" office:value="-1648" calcext:value-type="float">
            <text:p>-1648</text:p>
          </table:table-cell>
          <table:table-cell office:value-type="string" calcext:value-type="string">
            <text:p>FFFFF990</text:p>
          </table:table-cell>
          <table:table-cell office:value-type="float" office:value="1556.44628" calcext:value-type="float">
            <text:p>1556.4462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1" calcext:value-type="float">
            <text:p>101</text:p>
          </table:table-cell>
          <table:table-cell office:value-type="float" office:value="6476.9541" calcext:value-type="float">
            <text:p>6476.9541</text:p>
          </table:table-cell>
          <table:table-cell office:value-type="float" office:value="-1649" calcext:value-type="float">
            <text:p>-1649</text:p>
          </table:table-cell>
          <table:table-cell office:value-type="string" calcext:value-type="string">
            <text:p>FFFFF98F</text:p>
          </table:table-cell>
          <table:table-cell office:value-type="float" office:value="1615.93872" calcext:value-type="float">
            <text:p>1615.9387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2" calcext:value-type="float">
            <text:p>102</text:p>
          </table:table-cell>
          <table:table-cell office:value-type="float" office:value="6541.08203" calcext:value-type="float">
            <text:p>6541.08203</text:p>
          </table:table-cell>
          <table:table-cell office:value-type="float" office:value="-1650" calcext:value-type="float">
            <text:p>-1650</text:p>
          </table:table-cell>
          <table:table-cell office:value-type="string" calcext:value-type="string">
            <text:p>FFFFF98E</text:p>
          </table:table-cell>
          <table:table-cell office:value-type="float" office:value="1430.20397" calcext:value-type="float">
            <text:p>1430.2039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3" calcext:value-type="float">
            <text:p>103</text:p>
          </table:table-cell>
          <table:table-cell office:value-type="float" office:value="6605.21044" calcext:value-type="float">
            <text:p>6605.21044</text:p>
          </table:table-cell>
          <table:table-cell office:value-type="float" office:value="-1651" calcext:value-type="float">
            <text:p>-1651</text:p>
          </table:table-cell>
          <table:table-cell office:value-type="string" calcext:value-type="string">
            <text:p>FFFFF98D</text:p>
          </table:table-cell>
          <table:table-cell office:value-type="float" office:value="1458.32519" calcext:value-type="float">
            <text:p>1458.3251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4" calcext:value-type="float">
            <text:p>104</text:p>
          </table:table-cell>
          <table:table-cell office:value-type="float" office:value="6669.33886" calcext:value-type="float">
            <text:p>6669.33886</text:p>
          </table:table-cell>
          <table:table-cell office:value-type="float" office:value="-1651" calcext:value-type="float">
            <text:p>-1651</text:p>
          </table:table-cell>
          <table:table-cell office:value-type="string" calcext:value-type="string">
            <text:p>FFFFF98D</text:p>
          </table:table-cell>
          <table:table-cell office:value-type="float" office:value="1624.93554" calcext:value-type="float">
            <text:p>1624.9355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5" calcext:value-type="float">
            <text:p>105</text:p>
          </table:table-cell>
          <table:table-cell office:value-type="float" office:value="6733.46679" calcext:value-type="float">
            <text:p>6733.46679</text:p>
          </table:table-cell>
          <table:table-cell office:value-type="float" office:value="-1649" calcext:value-type="float">
            <text:p>-1649</text:p>
          </table:table-cell>
          <table:table-cell office:value-type="string" calcext:value-type="string">
            <text:p>FFFFF98F</text:p>
          </table:table-cell>
          <table:table-cell office:value-type="float" office:value="1538.0581" calcext:value-type="float">
            <text:p>1538.058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6" calcext:value-type="float">
            <text:p>106</text:p>
          </table:table-cell>
          <table:table-cell office:value-type="float" office:value="6797.59521" calcext:value-type="float">
            <text:p>6797.59521</text:p>
          </table:table-cell>
          <table:table-cell office:value-type="float" office:value="-1647" calcext:value-type="float">
            <text:p>-1647</text:p>
          </table:table-cell>
          <table:table-cell office:value-type="string" calcext:value-type="string">
            <text:p>FFFFF991</text:p>
          </table:table-cell>
          <table:table-cell office:value-type="float" office:value="1404.24816" calcext:value-type="float">
            <text:p>1404.248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7" calcext:value-type="float">
            <text:p>107</text:p>
          </table:table-cell>
          <table:table-cell office:value-type="float" office:value="6861.72363" calcext:value-type="float">
            <text:p>6861.72363</text:p>
          </table:table-cell>
          <table:table-cell office:value-type="float" office:value="-1644" calcext:value-type="float">
            <text:p>-1644</text:p>
          </table:table-cell>
          <table:table-cell office:value-type="string" calcext:value-type="string">
            <text:p>FFFFF994</text:p>
          </table:table-cell>
          <table:table-cell office:value-type="float" office:value="1564.16882" calcext:value-type="float">
            <text:p>1564.1688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8" calcext:value-type="float">
            <text:p>108</text:p>
          </table:table-cell>
          <table:table-cell office:value-type="float" office:value="6925.85156" calcext:value-type="float">
            <text:p>6925.85156</text:p>
          </table:table-cell>
          <table:table-cell office:value-type="float" office:value="-1641" calcext:value-type="float">
            <text:p>-1641</text:p>
          </table:table-cell>
          <table:table-cell office:value-type="string" calcext:value-type="string">
            <text:p>FFFFF997</text:p>
          </table:table-cell>
          <table:table-cell office:value-type="float" office:value="1600.82067" calcext:value-type="float">
            <text:p>1600.8206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9" calcext:value-type="float">
            <text:p>109</text:p>
          </table:table-cell>
          <table:table-cell office:value-type="float" office:value="6989.97998" calcext:value-type="float">
            <text:p>6989.97998</text:p>
          </table:table-cell>
          <table:table-cell office:value-type="float" office:value="-1637" calcext:value-type="float">
            <text:p>-1637</text:p>
          </table:table-cell>
          <table:table-cell office:value-type="string" calcext:value-type="string">
            <text:p>FFFFF99B</text:p>
          </table:table-cell>
          <table:table-cell office:value-type="float" office:value="1426.32543" calcext:value-type="float">
            <text:p>1426.3254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0" calcext:value-type="float">
            <text:p>110</text:p>
          </table:table-cell>
          <table:table-cell office:value-type="float" office:value="7054.10839" calcext:value-type="float">
            <text:p>7054.10839</text:p>
          </table:table-cell>
          <table:table-cell office:value-type="float" office:value="-1634" calcext:value-type="float">
            <text:p>-1634</text:p>
          </table:table-cell>
          <table:table-cell office:value-type="string" calcext:value-type="string">
            <text:p>FFFFF99E</text:p>
          </table:table-cell>
          <table:table-cell office:value-type="float" office:value="1464.1278" calcext:value-type="float">
            <text:p>1464.127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7118.23632" calcext:value-type="float">
            <text:p>7118.23632</text:p>
          </table:table-cell>
          <table:table-cell office:value-type="float" office:value="-1629" calcext:value-type="float">
            <text:p>-1629</text:p>
          </table:table-cell>
          <table:table-cell office:value-type="string" calcext:value-type="string">
            <text:p>FFFFF9A3</text:p>
          </table:table-cell>
          <table:table-cell office:value-type="float" office:value="1602.03698" calcext:value-type="float">
            <text:p>1602.0369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2" calcext:value-type="float">
            <text:p>112</text:p>
          </table:table-cell>
          <table:table-cell office:value-type="float" office:value="7182.36474" calcext:value-type="float">
            <text:p>7182.36474</text:p>
          </table:table-cell>
          <table:table-cell office:value-type="float" office:value="-1623" calcext:value-type="float">
            <text:p>-1623</text:p>
          </table:table-cell>
          <table:table-cell office:value-type="string" calcext:value-type="string">
            <text:p>FFFFF9A9</text:p>
          </table:table-cell>
          <table:table-cell office:value-type="float" office:value="1535.31982" calcext:value-type="float">
            <text:p>1535.3198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3" calcext:value-type="float">
            <text:p>113</text:p>
          </table:table-cell>
          <table:table-cell office:value-type="float" office:value="7246.49316" calcext:value-type="float">
            <text:p>7246.49316</text:p>
          </table:table-cell>
          <table:table-cell office:value-type="float" office:value="-1616" calcext:value-type="float">
            <text:p>-1616</text:p>
          </table:table-cell>
          <table:table-cell office:value-type="string" calcext:value-type="string">
            <text:p>FFFFF9B0</text:p>
          </table:table-cell>
          <table:table-cell office:value-type="float" office:value="1404.6311" calcext:value-type="float">
            <text:p>1404.631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 office:value-type="float" office:value="7310.62109" calcext:value-type="float">
            <text:p>7310.62109</text:p>
          </table:table-cell>
          <table:table-cell office:value-type="float" office:value="-1607" calcext:value-type="float">
            <text:p>-1607</text:p>
          </table:table-cell>
          <table:table-cell office:value-type="string" calcext:value-type="string">
            <text:p>FFFFF9B9</text:p>
          </table:table-cell>
          <table:table-cell office:value-type="float" office:value="1551.92346" calcext:value-type="float">
            <text:p>1551.9234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5" calcext:value-type="float">
            <text:p>115</text:p>
          </table:table-cell>
          <table:table-cell office:value-type="float" office:value="7374.74951" calcext:value-type="float">
            <text:p>7374.74951</text:p>
          </table:table-cell>
          <table:table-cell office:value-type="float" office:value="-1599" calcext:value-type="float">
            <text:p>-1599</text:p>
          </table:table-cell>
          <table:table-cell office:value-type="string" calcext:value-type="string">
            <text:p>FFFFF9C1</text:p>
          </table:table-cell>
          <table:table-cell office:value-type="float" office:value="1615.44287" calcext:value-type="float">
            <text:p>1615.4428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6" calcext:value-type="float">
            <text:p>116</text:p>
          </table:table-cell>
          <table:table-cell office:value-type="float" office:value="7438.87792" calcext:value-type="float">
            <text:p>7438.87792</text:p>
          </table:table-cell>
          <table:table-cell office:value-type="float" office:value="-1591" calcext:value-type="float">
            <text:p>-1591</text:p>
          </table:table-cell>
          <table:table-cell office:value-type="string" calcext:value-type="string">
            <text:p>FFFFF9C9</text:p>
          </table:table-cell>
          <table:table-cell office:value-type="float" office:value="1432.23071" calcext:value-type="float">
            <text:p>1432.2307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7" calcext:value-type="float">
            <text:p>117</text:p>
          </table:table-cell>
          <table:table-cell office:value-type="float" office:value="7503.00585" calcext:value-type="float">
            <text:p>7503.00585</text:p>
          </table:table-cell>
          <table:table-cell office:value-type="float" office:value="-1583" calcext:value-type="float">
            <text:p>-1583</text:p>
          </table:table-cell>
          <table:table-cell office:value-type="string" calcext:value-type="string">
            <text:p>FFFFF9D1</text:p>
          </table:table-cell>
          <table:table-cell office:value-type="float" office:value="1457.99536" calcext:value-type="float">
            <text:p>1457.9953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8" calcext:value-type="float">
            <text:p>118</text:p>
          </table:table-cell>
          <table:table-cell office:value-type="float" office:value="7567.13427" calcext:value-type="float">
            <text:p>7567.13427</text:p>
          </table:table-cell>
          <table:table-cell office:value-type="float" office:value="-1577" calcext:value-type="float">
            <text:p>-1577</text:p>
          </table:table-cell>
          <table:table-cell office:value-type="string" calcext:value-type="string">
            <text:p>FFFFF9D7</text:p>
          </table:table-cell>
          <table:table-cell office:value-type="float" office:value="1635.36791" calcext:value-type="float">
            <text:p>1635.3679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9" calcext:value-type="float">
            <text:p>119</text:p>
          </table:table-cell>
          <table:table-cell office:value-type="float" office:value="7631.26269" calcext:value-type="float">
            <text:p>7631.26269</text:p>
          </table:table-cell>
          <table:table-cell office:value-type="float" office:value="-1568" calcext:value-type="float">
            <text:p>-1568</text:p>
          </table:table-cell>
          <table:table-cell office:value-type="string" calcext:value-type="string">
            <text:p>FFFFF9E0</text:p>
          </table:table-cell>
          <table:table-cell office:value-type="float" office:value="1519.7052" calcext:value-type="float">
            <text:p>1519.705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0" calcext:value-type="float">
            <text:p>120</text:p>
          </table:table-cell>
          <table:table-cell office:value-type="float" office:value="7695.39062" calcext:value-type="float">
            <text:p>7695.39062</text:p>
          </table:table-cell>
          <table:table-cell office:value-type="float" office:value="-1559" calcext:value-type="float">
            <text:p>-1559</text:p>
          </table:table-cell>
          <table:table-cell office:value-type="string" calcext:value-type="string">
            <text:p>FFFFF9E9</text:p>
          </table:table-cell>
          <table:table-cell office:value-type="float" office:value="1423.01879" calcext:value-type="float">
            <text:p>1423.0187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1" calcext:value-type="float">
            <text:p>121</text:p>
          </table:table-cell>
          <table:table-cell office:value-type="float" office:value="7759.51904" calcext:value-type="float">
            <text:p>7759.51904</text:p>
          </table:table-cell>
          <table:table-cell office:value-type="float" office:value="-1551" calcext:value-type="float">
            <text:p>-1551</text:p>
          </table:table-cell>
          <table:table-cell office:value-type="string" calcext:value-type="string">
            <text:p>FFFFF9F1</text:p>
          </table:table-cell>
          <table:table-cell office:value-type="float" office:value="1572.19506" calcext:value-type="float">
            <text:p>1572.1950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2" calcext:value-type="float">
            <text:p>122</text:p>
          </table:table-cell>
          <table:table-cell office:value-type="float" office:value="7823.64746" calcext:value-type="float">
            <text:p>7823.64746</text:p>
          </table:table-cell>
          <table:table-cell office:value-type="float" office:value="-1544" calcext:value-type="float">
            <text:p>-1544</text:p>
          </table:table-cell>
          <table:table-cell office:value-type="string" calcext:value-type="string">
            <text:p>FFFFF9F8</text:p>
          </table:table-cell>
          <table:table-cell office:value-type="float" office:value="1610.96154" calcext:value-type="float">
            <text:p>1610.9615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3" calcext:value-type="float">
            <text:p>123</text:p>
          </table:table-cell>
          <table:table-cell office:value-type="float" office:value="7887.77539" calcext:value-type="float">
            <text:p>7887.77539</text:p>
          </table:table-cell>
          <table:table-cell office:value-type="float" office:value="-1537" calcext:value-type="float">
            <text:p>-1537</text:p>
          </table:table-cell>
          <table:table-cell office:value-type="string" calcext:value-type="string">
            <text:p>FFFFF9FF</text:p>
          </table:table-cell>
          <table:table-cell office:value-type="float" office:value="1448.10131" calcext:value-type="float">
            <text:p>1448.1013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4" calcext:value-type="float">
            <text:p>124</text:p>
          </table:table-cell>
          <table:table-cell office:value-type="float" office:value="7951.9038" calcext:value-type="float">
            <text:p>7951.9038</text:p>
          </table:table-cell>
          <table:table-cell office:value-type="float" office:value="-1531" calcext:value-type="float">
            <text:p>-1531</text:p>
          </table:table-cell>
          <table:table-cell office:value-type="string" calcext:value-type="string">
            <text:p>FFFFFA05</text:p>
          </table:table-cell>
          <table:table-cell office:value-type="float" office:value="1485.10388" calcext:value-type="float">
            <text:p>1485.1038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5" calcext:value-type="float">
            <text:p>125</text:p>
          </table:table-cell>
          <table:table-cell office:value-type="float" office:value="8016.03222" calcext:value-type="float">
            <text:p>8016.03222</text:p>
          </table:table-cell>
          <table:table-cell office:value-type="float" office:value="-1524" calcext:value-type="float">
            <text:p>-1524</text:p>
          </table:table-cell>
          <table:table-cell office:value-type="string" calcext:value-type="string">
            <text:p>FFFFFA0C</text:p>
          </table:table-cell>
          <table:table-cell office:value-type="float" office:value="1623.46936" calcext:value-type="float">
            <text:p>1623.4693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6" calcext:value-type="float">
            <text:p>126</text:p>
          </table:table-cell>
          <table:table-cell office:value-type="float" office:value="8080.16015" calcext:value-type="float">
            <text:p>8080.16015</text:p>
          </table:table-cell>
          <table:table-cell office:value-type="float" office:value="-1516" calcext:value-type="float">
            <text:p>-1516</text:p>
          </table:table-cell>
          <table:table-cell office:value-type="string" calcext:value-type="string">
            <text:p>FFFFFA14</text:p>
          </table:table-cell>
          <table:table-cell office:value-type="float" office:value="1539.71447" calcext:value-type="float">
            <text:p>1539.7144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office:value-type="float" office:value="8144.28857" calcext:value-type="float">
            <text:p>8144.28857</text:p>
          </table:table-cell>
          <table:table-cell office:value-type="float" office:value="-1507" calcext:value-type="float">
            <text:p>-1507</text:p>
          </table:table-cell>
          <table:table-cell office:value-type="string" calcext:value-type="string">
            <text:p>FFFFFA1D</text:p>
          </table:table-cell>
          <table:table-cell office:value-type="float" office:value="1438.71081" calcext:value-type="float">
            <text:p>1438.7108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8" calcext:value-type="float">
            <text:p>128</text:p>
          </table:table-cell>
          <table:table-cell office:value-type="float" office:value="8208.41699" calcext:value-type="float">
            <text:p>8208.41699</text:p>
          </table:table-cell>
          <table:table-cell office:value-type="float" office:value="-1500" calcext:value-type="float">
            <text:p>-1500</text:p>
          </table:table-cell>
          <table:table-cell office:value-type="string" calcext:value-type="string">
            <text:p>FFFFFA24</text:p>
          </table:table-cell>
          <table:table-cell office:value-type="float" office:value="1555.89257" calcext:value-type="float">
            <text:p>1555.8925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9" calcext:value-type="float">
            <text:p>129</text:p>
          </table:table-cell>
          <table:table-cell office:value-type="float" office:value="8272.54492" calcext:value-type="float">
            <text:p>8272.54492</text:p>
          </table:table-cell>
          <table:table-cell office:value-type="float" office:value="-1494" calcext:value-type="float">
            <text:p>-1494</text:p>
          </table:table-cell>
          <table:table-cell office:value-type="string" calcext:value-type="string">
            <text:p>FFFFFA2A</text:p>
          </table:table-cell>
          <table:table-cell office:value-type="float" office:value="1598.4978" calcext:value-type="float">
            <text:p>1598.497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0" calcext:value-type="float">
            <text:p>130</text:p>
          </table:table-cell>
          <table:table-cell office:value-type="float" office:value="8336.67382" calcext:value-type="float">
            <text:p>8336.67382</text:p>
          </table:table-cell>
          <table:table-cell office:value-type="float" office:value="-1488" calcext:value-type="float">
            <text:p>-1488</text:p>
          </table:table-cell>
          <table:table-cell office:value-type="string" calcext:value-type="string">
            <text:p>FFFFFA30</text:p>
          </table:table-cell>
          <table:table-cell office:value-type="float" office:value="1444.41418" calcext:value-type="float">
            <text:p>1444.4141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1" calcext:value-type="float">
            <text:p>131</text:p>
          </table:table-cell>
          <table:table-cell office:value-type="float" office:value="8400.80175" calcext:value-type="float">
            <text:p>8400.80175</text:p>
          </table:table-cell>
          <table:table-cell office:value-type="float" office:value="-1484" calcext:value-type="float">
            <text:p>-1484</text:p>
          </table:table-cell>
          <table:table-cell office:value-type="string" calcext:value-type="string">
            <text:p>FFFFFA34</text:p>
          </table:table-cell>
          <table:table-cell office:value-type="float" office:value="1469.70471" calcext:value-type="float">
            <text:p>1469.7047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2" calcext:value-type="float">
            <text:p>132</text:p>
          </table:table-cell>
          <table:table-cell office:value-type="float" office:value="8464.92968" calcext:value-type="float">
            <text:p>8464.92968</text:p>
          </table:table-cell>
          <table:table-cell office:value-type="float" office:value="-1481" calcext:value-type="float">
            <text:p>-1481</text:p>
          </table:table-cell>
          <table:table-cell office:value-type="string" calcext:value-type="string">
            <text:p>FFFFFA37</text:p>
          </table:table-cell>
          <table:table-cell office:value-type="float" office:value="1628.46691" calcext:value-type="float">
            <text:p>1628.4669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3" calcext:value-type="float">
            <text:p>133</text:p>
          </table:table-cell>
          <table:table-cell office:value-type="float" office:value="8529.05859" calcext:value-type="float">
            <text:p>8529.05859</text:p>
          </table:table-cell>
          <table:table-cell office:value-type="float" office:value="-1477" calcext:value-type="float">
            <text:p>-1477</text:p>
          </table:table-cell>
          <table:table-cell office:value-type="string" calcext:value-type="string">
            <text:p>FFFFFA3B</text:p>
          </table:table-cell>
          <table:table-cell office:value-type="float" office:value="1529.93505" calcext:value-type="float">
            <text:p>1529.9350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4" calcext:value-type="float">
            <text:p>134</text:p>
          </table:table-cell>
          <table:table-cell office:value-type="float" office:value="8593.18652" calcext:value-type="float">
            <text:p>8593.18652</text:p>
          </table:table-cell>
          <table:table-cell office:value-type="float" office:value="-1472" calcext:value-type="float">
            <text:p>-1472</text:p>
          </table:table-cell>
          <table:table-cell office:value-type="string" calcext:value-type="string">
            <text:p>FFFFFA40</text:p>
          </table:table-cell>
          <table:table-cell office:value-type="float" office:value="1427.13085" calcext:value-type="float">
            <text:p>1427.1308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5" calcext:value-type="float">
            <text:p>135</text:p>
          </table:table-cell>
          <table:table-cell office:value-type="float" office:value="8657.31445" calcext:value-type="float">
            <text:p>8657.31445</text:p>
          </table:table-cell>
          <table:table-cell office:value-type="float" office:value="-1469" calcext:value-type="float">
            <text:p>-1469</text:p>
          </table:table-cell>
          <table:table-cell office:value-type="string" calcext:value-type="string">
            <text:p>FFFFFA43</text:p>
          </table:table-cell>
          <table:table-cell office:value-type="float" office:value="1572.83471" calcext:value-type="float">
            <text:p>1572.8347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36" calcext:value-type="float">
            <text:p>136</text:p>
          </table:table-cell>
          <table:table-cell office:value-type="float" office:value="8721.44335" calcext:value-type="float">
            <text:p>8721.44335</text:p>
          </table:table-cell>
          <table:table-cell office:value-type="float" office:value="-1466" calcext:value-type="float">
            <text:p>-1466</text:p>
          </table:table-cell>
          <table:table-cell office:value-type="string" calcext:value-type="string">
            <text:p>FFFFFA46</text:p>
          </table:table-cell>
          <table:table-cell office:value-type="float" office:value="1608.5581" calcext:value-type="float">
            <text:p>1608.558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7" calcext:value-type="float">
            <text:p>137</text:p>
          </table:table-cell>
          <table:table-cell office:value-type="float" office:value="8785.57128" calcext:value-type="float">
            <text:p>8785.57128</text:p>
          </table:table-cell>
          <table:table-cell office:value-type="float" office:value="-1465" calcext:value-type="float">
            <text:p>-1465</text:p>
          </table:table-cell>
          <table:table-cell office:value-type="string" calcext:value-type="string">
            <text:p>FFFFFA47</text:p>
          </table:table-cell>
          <table:table-cell office:value-type="float" office:value="1456.52807" calcext:value-type="float">
            <text:p>1456.5280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8" calcext:value-type="float">
            <text:p>138</text:p>
          </table:table-cell>
          <table:table-cell office:value-type="float" office:value="8849.69921" calcext:value-type="float">
            <text:p>8849.69921</text:p>
          </table:table-cell>
          <table:table-cell office:value-type="float" office:value="-1465" calcext:value-type="float">
            <text:p>-1465</text:p>
          </table:table-cell>
          <table:table-cell office:value-type="string" calcext:value-type="string">
            <text:p>FFFFFA47</text:p>
          </table:table-cell>
          <table:table-cell office:value-type="float" office:value="1477.53869" calcext:value-type="float">
            <text:p>1477.5386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9" calcext:value-type="float">
            <text:p>139</text:p>
          </table:table-cell>
          <table:table-cell office:value-type="float" office:value="8913.82812" calcext:value-type="float">
            <text:p>8913.82812</text:p>
          </table:table-cell>
          <table:table-cell office:value-type="float" office:value="-1464" calcext:value-type="float">
            <text:p>-1464</text:p>
          </table:table-cell>
          <table:table-cell office:value-type="string" calcext:value-type="string">
            <text:p>FFFFFA48</text:p>
          </table:table-cell>
          <table:table-cell office:value-type="float" office:value="1593.01184" calcext:value-type="float">
            <text:p>1593.0118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0" calcext:value-type="float">
            <text:p>140</text:p>
          </table:table-cell>
          <table:table-cell office:value-type="float" office:value="8977.95605" calcext:value-type="float">
            <text:p>8977.95605</text:p>
          </table:table-cell>
          <table:table-cell office:value-type="float" office:value="-1463" calcext:value-type="float">
            <text:p>-1463</text:p>
          </table:table-cell>
          <table:table-cell office:value-type="string" calcext:value-type="string">
            <text:p>FFFFFA49</text:p>
          </table:table-cell>
          <table:table-cell office:value-type="float" office:value="1536.53784" calcext:value-type="float">
            <text:p>1536.5378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1" calcext:value-type="float">
            <text:p>141</text:p>
          </table:table-cell>
          <table:table-cell office:value-type="float" office:value="9042.08398" calcext:value-type="float">
            <text:p>9042.08398</text:p>
          </table:table-cell>
          <table:table-cell office:value-type="float" office:value="-1463" calcext:value-type="float">
            <text:p>-1463</text:p>
          </table:table-cell>
          <table:table-cell office:value-type="string" calcext:value-type="string">
            <text:p>FFFFFA49</text:p>
          </table:table-cell>
          <table:table-cell office:value-type="float" office:value="1423.29223" calcext:value-type="float">
            <text:p>1423.2922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2" calcext:value-type="float">
            <text:p>142</text:p>
          </table:table-cell>
          <table:table-cell office:value-type="float" office:value="9106.21289" calcext:value-type="float">
            <text:p>9106.21289</text:p>
          </table:table-cell>
          <table:table-cell office:value-type="float" office:value="-1465" calcext:value-type="float">
            <text:p>-1465</text:p>
          </table:table-cell>
          <table:table-cell office:value-type="string" calcext:value-type="string">
            <text:p>FFFFFA47</text:p>
          </table:table-cell>
          <table:table-cell office:value-type="float" office:value="1563.79431" calcext:value-type="float">
            <text:p>1563.7943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3" calcext:value-type="float">
            <text:p>143</text:p>
          </table:table-cell>
          <table:table-cell office:value-type="float" office:value="9170.34082" calcext:value-type="float">
            <text:p>9170.34082</text:p>
          </table:table-cell>
          <table:table-cell office:value-type="float" office:value="-1604" calcext:value-type="float">
            <text:p>-1604</text:p>
          </table:table-cell>
          <table:table-cell office:value-type="string" calcext:value-type="string">
            <text:p>FFFFF9BC</text:p>
          </table:table-cell>
          <table:table-cell office:value-type="float" office:value="1584.92602" calcext:value-type="float">
            <text:p>1584.9260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" calcext:value-type="float">
            <text:p>144</text:p>
          </table:table-cell>
          <table:table-cell office:value-type="float" office:value="9234.46875" calcext:value-type="float">
            <text:p>9234.46875</text:p>
          </table:table-cell>
          <table:table-cell office:value-type="float" office:value="-1609" calcext:value-type="float">
            <text:p>-1609</text:p>
          </table:table-cell>
          <table:table-cell office:value-type="string" calcext:value-type="string">
            <text:p>FFFFF9B7</text:p>
          </table:table-cell>
          <table:table-cell office:value-type="float" office:value="1457.36608" calcext:value-type="float">
            <text:p>1457.3660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" calcext:value-type="float">
            <text:p>145</text:p>
          </table:table-cell>
          <table:table-cell office:value-type="float" office:value="9298.59765" calcext:value-type="float">
            <text:p>9298.59765</text:p>
          </table:table-cell>
          <table:table-cell office:value-type="float" office:value="-1612" calcext:value-type="float">
            <text:p>-1612</text:p>
          </table:table-cell>
          <table:table-cell office:value-type="string" calcext:value-type="string">
            <text:p>FFFFF9B4</text:p>
          </table:table-cell>
          <table:table-cell office:value-type="float" office:value="1473.91076" calcext:value-type="float">
            <text:p>1473.9107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6" calcext:value-type="float">
            <text:p>146</text:p>
          </table:table-cell>
          <table:table-cell office:value-type="float" office:value="9362.72558" calcext:value-type="float">
            <text:p>9362.72558</text:p>
          </table:table-cell>
          <table:table-cell office:value-type="float" office:value="-1615" calcext:value-type="float">
            <text:p>-1615</text:p>
          </table:table-cell>
          <table:table-cell office:value-type="string" calcext:value-type="string">
            <text:p>FFFFF9B1</text:p>
          </table:table-cell>
          <table:table-cell office:value-type="float" office:value="1604.18347" calcext:value-type="float">
            <text:p>1604.1834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7" calcext:value-type="float">
            <text:p>147</text:p>
          </table:table-cell>
          <table:table-cell office:value-type="float" office:value="9426.85351" calcext:value-type="float">
            <text:p>9426.85351</text:p>
          </table:table-cell>
          <table:table-cell office:value-type="float" office:value="-1618" calcext:value-type="float">
            <text:p>-1618</text:p>
          </table:table-cell>
          <table:table-cell office:value-type="string" calcext:value-type="string">
            <text:p>FFFFF9AE</text:p>
          </table:table-cell>
          <table:table-cell office:value-type="float" office:value="1533.15771" calcext:value-type="float">
            <text:p>1533.1577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8" calcext:value-type="float">
            <text:p>148</text:p>
          </table:table-cell>
          <table:table-cell office:value-type="float" office:value="9490.98242" calcext:value-type="float">
            <text:p>9490.98242</text:p>
          </table:table-cell>
          <table:table-cell office:value-type="float" office:value="-1621" calcext:value-type="float">
            <text:p>-1621</text:p>
          </table:table-cell>
          <table:table-cell office:value-type="string" calcext:value-type="string">
            <text:p>FFFFF9AB</text:p>
          </table:table-cell>
          <table:table-cell office:value-type="float" office:value="1444.5155" calcext:value-type="float">
            <text:p>1444.515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9" calcext:value-type="float">
            <text:p>149</text:p>
          </table:table-cell>
          <table:table-cell office:value-type="float" office:value="9555.11035" calcext:value-type="float">
            <text:p>9555.11035</text:p>
          </table:table-cell>
          <table:table-cell office:value-type="float" office:value="-1624" calcext:value-type="float">
            <text:p>-1624</text:p>
          </table:table-cell>
          <table:table-cell office:value-type="string" calcext:value-type="string">
            <text:p>FFFFF9A8</text:p>
          </table:table-cell>
          <table:table-cell office:value-type="float" office:value="1542.20971" calcext:value-type="float">
            <text:p>1542.2097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50" calcext:value-type="float">
            <text:p>150</text:p>
          </table:table-cell>
          <table:table-cell office:value-type="float" office:value="9619.23828" calcext:value-type="float">
            <text:p>9619.23828</text:p>
          </table:table-cell>
          <table:table-cell office:value-type="float" office:value="-1628" calcext:value-type="float">
            <text:p>-1628</text:p>
          </table:table-cell>
          <table:table-cell office:value-type="string" calcext:value-type="string">
            <text:p>FFFFF9A4</text:p>
          </table:table-cell>
          <table:table-cell office:value-type="float" office:value="1585.16308" calcext:value-type="float">
            <text:p>1585.1630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51" calcext:value-type="float">
            <text:p>151</text:p>
          </table:table-cell>
          <table:table-cell office:value-type="float" office:value="9683.36718" calcext:value-type="float">
            <text:p>9683.36718</text:p>
          </table:table-cell>
          <table:table-cell office:value-type="float" office:value="-1630" calcext:value-type="float">
            <text:p>-1630</text:p>
          </table:table-cell>
          <table:table-cell office:value-type="string" calcext:value-type="string">
            <text:p>FFFFF9A2</text:p>
          </table:table-cell>
          <table:table-cell office:value-type="float" office:value="1461.12512" calcext:value-type="float">
            <text:p>1461.1251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52" calcext:value-type="float">
            <text:p>152</text:p>
          </table:table-cell>
          <table:table-cell office:value-type="float" office:value="9747.49511" calcext:value-type="float">
            <text:p>9747.49511</text:p>
          </table:table-cell>
          <table:table-cell office:value-type="float" office:value="-1632" calcext:value-type="float">
            <text:p>-1632</text:p>
          </table:table-cell>
          <table:table-cell office:value-type="string" calcext:value-type="string">
            <text:p>FFFFF9A0</text:p>
          </table:table-cell>
          <table:table-cell office:value-type="float" office:value="1478.0227" calcext:value-type="float">
            <text:p>1478.022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53" calcext:value-type="float">
            <text:p>153</text:p>
          </table:table-cell>
          <table:table-cell office:value-type="float" office:value="9811.62304" calcext:value-type="float">
            <text:p>9811.62304</text:p>
          </table:table-cell>
          <table:table-cell office:value-type="float" office:value="-1632" calcext:value-type="float">
            <text:p>-1632</text:p>
          </table:table-cell>
          <table:table-cell office:value-type="string" calcext:value-type="string">
            <text:p>FFFFF9A0</text:p>
          </table:table-cell>
          <table:table-cell office:value-type="float" office:value="1600.71313" calcext:value-type="float">
            <text:p>1600.7131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4" calcext:value-type="float">
            <text:p>154</text:p>
          </table:table-cell>
          <table:table-cell office:value-type="float" office:value="9875.75195" calcext:value-type="float">
            <text:p>9875.75195</text:p>
          </table:table-cell>
          <table:table-cell office:value-type="float" office:value="-1631" calcext:value-type="float">
            <text:p>-1631</text:p>
          </table:table-cell>
          <table:table-cell office:value-type="string" calcext:value-type="string">
            <text:p>FFFFF9A1</text:p>
          </table:table-cell>
          <table:table-cell office:value-type="float" office:value="1525.46166" calcext:value-type="float">
            <text:p>1525.4616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55" calcext:value-type="float">
            <text:p>155</text:p>
          </table:table-cell>
          <table:table-cell office:value-type="float" office:value="9939.87988" calcext:value-type="float">
            <text:p>9939.87988</text:p>
          </table:table-cell>
          <table:table-cell office:value-type="float" office:value="-1631" calcext:value-type="float">
            <text:p>-1631</text:p>
          </table:table-cell>
          <table:table-cell office:value-type="string" calcext:value-type="string">
            <text:p>FFFFF9A1</text:p>
          </table:table-cell>
          <table:table-cell office:value-type="float" office:value="1454.2351" calcext:value-type="float">
            <text:p>1454.235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56" calcext:value-type="float">
            <text:p>156</text:p>
          </table:table-cell>
          <table:table-cell office:value-type="float" office:value="10004.00781" calcext:value-type="float">
            <text:p>10004.00781</text:p>
          </table:table-cell>
          <table:table-cell office:value-type="float" office:value="-1630" calcext:value-type="float">
            <text:p>-1630</text:p>
          </table:table-cell>
          <table:table-cell office:value-type="string" calcext:value-type="string">
            <text:p>FFFFF9A2</text:p>
          </table:table-cell>
          <table:table-cell office:value-type="float" office:value="1550.6195" calcext:value-type="float">
            <text:p>1550.619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57" calcext:value-type="float">
            <text:p>157</text:p>
          </table:table-cell>
          <table:table-cell office:value-type="float" office:value="10068.13671" calcext:value-type="float">
            <text:p>10068.13671</text:p>
          </table:table-cell>
          <table:table-cell office:value-type="float" office:value="-1628" calcext:value-type="float">
            <text:p>-1628</text:p>
          </table:table-cell>
          <table:table-cell office:value-type="string" calcext:value-type="string">
            <text:p>FFFFF9A4</text:p>
          </table:table-cell>
          <table:table-cell office:value-type="float" office:value="1590.27539" calcext:value-type="float">
            <text:p>1590.2753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58" calcext:value-type="float">
            <text:p>158</text:p>
          </table:table-cell>
          <table:table-cell office:value-type="float" office:value="10132.26464" calcext:value-type="float">
            <text:p>10132.26464</text:p>
          </table:table-cell>
          <table:table-cell office:value-type="float" office:value="-1625" calcext:value-type="float">
            <text:p>-1625</text:p>
          </table:table-cell>
          <table:table-cell office:value-type="string" calcext:value-type="string">
            <text:p>FFFFF9A7</text:p>
          </table:table-cell>
          <table:table-cell office:value-type="float" office:value="1464.97839" calcext:value-type="float">
            <text:p>1464.9783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9" calcext:value-type="float">
            <text:p>159</text:p>
          </table:table-cell>
          <table:table-cell office:value-type="float" office:value="10196.39257" calcext:value-type="float">
            <text:p>10196.39257</text:p>
          </table:table-cell>
          <table:table-cell office:value-type="float" office:value="-1621" calcext:value-type="float">
            <text:p>-1621</text:p>
          </table:table-cell>
          <table:table-cell office:value-type="string" calcext:value-type="string">
            <text:p>FFFFF9AB</text:p>
          </table:table-cell>
          <table:table-cell office:value-type="float" office:value="1476.56298" calcext:value-type="float">
            <text:p>1476.5629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0" calcext:value-type="float">
            <text:p>160</text:p>
          </table:table-cell>
          <table:table-cell office:value-type="float" office:value="10260.52148" calcext:value-type="float">
            <text:p>10260.52148</text:p>
          </table:table-cell>
          <table:table-cell office:value-type="float" office:value="-1617" calcext:value-type="float">
            <text:p>-1617</text:p>
          </table:table-cell>
          <table:table-cell office:value-type="string" calcext:value-type="string">
            <text:p>FFFFF9AF</text:p>
          </table:table-cell>
          <table:table-cell office:value-type="float" office:value="1592.31091" calcext:value-type="float">
            <text:p>1592.3109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61" calcext:value-type="float">
            <text:p>161</text:p>
          </table:table-cell>
          <table:table-cell office:value-type="float" office:value="10324.64941" calcext:value-type="float">
            <text:p>10324.64941</text:p>
          </table:table-cell>
          <table:table-cell office:value-type="float" office:value="-1613" calcext:value-type="float">
            <text:p>-1613</text:p>
          </table:table-cell>
          <table:table-cell office:value-type="string" calcext:value-type="string">
            <text:p>FFFFF9B3</text:p>
          </table:table-cell>
          <table:table-cell office:value-type="float" office:value="1534.59301" calcext:value-type="float">
            <text:p>1534.5930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62" calcext:value-type="float">
            <text:p>162</text:p>
          </table:table-cell>
          <table:table-cell office:value-type="float" office:value="10388.77734" calcext:value-type="float">
            <text:p>10388.77734</text:p>
          </table:table-cell>
          <table:table-cell office:value-type="float" office:value="-1607" calcext:value-type="float">
            <text:p>-1607</text:p>
          </table:table-cell>
          <table:table-cell office:value-type="string" calcext:value-type="string">
            <text:p>FFFFF9B9</text:p>
          </table:table-cell>
          <table:table-cell office:value-type="float" office:value="1442.97521" calcext:value-type="float">
            <text:p>1442.9752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63" calcext:value-type="float">
            <text:p>163</text:p>
          </table:table-cell>
          <table:table-cell office:value-type="float" office:value="10452.90625" calcext:value-type="float">
            <text:p>10452.90625</text:p>
          </table:table-cell>
          <table:table-cell office:value-type="float" office:value="-1600" calcext:value-type="float">
            <text:p>-1600</text:p>
          </table:table-cell>
          <table:table-cell office:value-type="string" calcext:value-type="string">
            <text:p>FFFFF9C0</text:p>
          </table:table-cell>
          <table:table-cell office:value-type="float" office:value="1553.00732" calcext:value-type="float">
            <text:p>1553.0073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64" calcext:value-type="float">
            <text:p>164</text:p>
          </table:table-cell>
          <table:table-cell office:value-type="float" office:value="10517.03417" calcext:value-type="float">
            <text:p>10517.03417</text:p>
          </table:table-cell>
          <table:table-cell office:value-type="float" office:value="-1593" calcext:value-type="float">
            <text:p>-1593</text:p>
          </table:table-cell>
          <table:table-cell office:value-type="string" calcext:value-type="string">
            <text:p>FFFFF9C7</text:p>
          </table:table-cell>
          <table:table-cell office:value-type="float" office:value="1592.56384" calcext:value-type="float">
            <text:p>1592.5638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5" calcext:value-type="float">
            <text:p>165</text:p>
          </table:table-cell>
          <table:table-cell office:value-type="float" office:value="10581.1621" calcext:value-type="float">
            <text:p>10581.1621</text:p>
          </table:table-cell>
          <table:table-cell office:value-type="float" office:value="-1585" calcext:value-type="float">
            <text:p>-1585</text:p>
          </table:table-cell>
          <table:table-cell office:value-type="string" calcext:value-type="string">
            <text:p>FFFFF9CF</text:p>
          </table:table-cell>
          <table:table-cell office:value-type="float" office:value="1455.21508" calcext:value-type="float">
            <text:p>1455.2150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66" calcext:value-type="float">
            <text:p>166</text:p>
          </table:table-cell>
          <table:table-cell office:value-type="float" office:value="10645.29101" calcext:value-type="float">
            <text:p>10645.29101</text:p>
          </table:table-cell>
          <table:table-cell office:value-type="float" office:value="-1577" calcext:value-type="float">
            <text:p>-1577</text:p>
          </table:table-cell>
          <table:table-cell office:value-type="string" calcext:value-type="string">
            <text:p>FFFFF9D7</text:p>
          </table:table-cell>
          <table:table-cell office:value-type="float" office:value="1478.96862" calcext:value-type="float">
            <text:p>1478.9686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7" calcext:value-type="float">
            <text:p>167</text:p>
          </table:table-cell>
          <table:table-cell office:value-type="float" office:value="10709.41894" calcext:value-type="float">
            <text:p>10709.41894</text:p>
          </table:table-cell>
          <table:table-cell office:value-type="float" office:value="-1569" calcext:value-type="float">
            <text:p>-1569</text:p>
          </table:table-cell>
          <table:table-cell office:value-type="string" calcext:value-type="string">
            <text:p>FFFFF9DF</text:p>
          </table:table-cell>
          <table:table-cell office:value-type="float" office:value="1591.04992" calcext:value-type="float">
            <text:p>1591.0499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68" calcext:value-type="float">
            <text:p>168</text:p>
          </table:table-cell>
          <table:table-cell office:value-type="float" office:value="10773.54687" calcext:value-type="float">
            <text:p>10773.54687</text:p>
          </table:table-cell>
          <table:table-cell office:value-type="float" office:value="-1561" calcext:value-type="float">
            <text:p>-1561</text:p>
          </table:table-cell>
          <table:table-cell office:value-type="string" calcext:value-type="string">
            <text:p>FFFFF9E7</text:p>
          </table:table-cell>
          <table:table-cell office:value-type="float" office:value="1524.83325" calcext:value-type="float">
            <text:p>1524.8332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69" calcext:value-type="float">
            <text:p>169</text:p>
          </table:table-cell>
          <table:table-cell office:value-type="float" office:value="10837.67578" calcext:value-type="float">
            <text:p>10837.67578</text:p>
          </table:table-cell>
          <table:table-cell office:value-type="float" office:value="-1553" calcext:value-type="float">
            <text:p>-1553</text:p>
          </table:table-cell>
          <table:table-cell office:value-type="string" calcext:value-type="string">
            <text:p>FFFFF9EF</text:p>
          </table:table-cell>
          <table:table-cell office:value-type="float" office:value="1446.11108" calcext:value-type="float">
            <text:p>1446.1110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70" calcext:value-type="float">
            <text:p>170</text:p>
          </table:table-cell>
          <table:table-cell office:value-type="float" office:value="10901.80371" calcext:value-type="float">
            <text:p>10901.80371</text:p>
          </table:table-cell>
          <table:table-cell office:value-type="float" office:value="-1545" calcext:value-type="float">
            <text:p>-1545</text:p>
          </table:table-cell>
          <table:table-cell office:value-type="string" calcext:value-type="string">
            <text:p>FFFFF9F7</text:p>
          </table:table-cell>
          <table:table-cell office:value-type="float" office:value="1552.89318" calcext:value-type="float">
            <text:p>1552.8931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71" calcext:value-type="float">
            <text:p>171</text:p>
          </table:table-cell>
          <table:table-cell office:value-type="float" office:value="10965.93164" calcext:value-type="float">
            <text:p>10965.93164</text:p>
          </table:table-cell>
          <table:table-cell office:value-type="float" office:value="-1537" calcext:value-type="float">
            <text:p>-1537</text:p>
          </table:table-cell>
          <table:table-cell office:value-type="string" calcext:value-type="string">
            <text:p>FFFFF9FF</text:p>
          </table:table-cell>
          <table:table-cell office:value-type="float" office:value="1582.04541" calcext:value-type="float">
            <text:p>1582.0454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72" calcext:value-type="float">
            <text:p>172</text:p>
          </table:table-cell>
          <table:table-cell office:value-type="float" office:value="11030.06054" calcext:value-type="float">
            <text:p>11030.06054</text:p>
          </table:table-cell>
          <table:table-cell office:value-type="float" office:value="-1530" calcext:value-type="float">
            <text:p>-1530</text:p>
          </table:table-cell>
          <table:table-cell office:value-type="string" calcext:value-type="string">
            <text:p>FFFFFA06</text:p>
          </table:table-cell>
          <table:table-cell office:value-type="float" office:value="1469.70385" calcext:value-type="float">
            <text:p>1469.7038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73" calcext:value-type="float">
            <text:p>173</text:p>
          </table:table-cell>
          <table:table-cell office:value-type="float" office:value="11094.18847" calcext:value-type="float">
            <text:p>11094.18847</text:p>
          </table:table-cell>
          <table:table-cell office:value-type="float" office:value="-1523" calcext:value-type="float">
            <text:p>-1523</text:p>
          </table:table-cell>
          <table:table-cell office:value-type="string" calcext:value-type="string">
            <text:p>FFFFFA0D</text:p>
          </table:table-cell>
          <table:table-cell office:value-type="float" office:value="1482.57897" calcext:value-type="float">
            <text:p>1482.5789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74" calcext:value-type="float">
            <text:p>174</text:p>
          </table:table-cell>
          <table:table-cell office:value-type="float" office:value="11158.3164" calcext:value-type="float">
            <text:p>11158.3164</text:p>
          </table:table-cell>
          <table:table-cell office:value-type="float" office:value="-1516" calcext:value-type="float">
            <text:p>-1516</text:p>
          </table:table-cell>
          <table:table-cell office:value-type="string" calcext:value-type="string">
            <text:p>FFFFFA14</text:p>
          </table:table-cell>
          <table:table-cell office:value-type="float" office:value="1579.73168" calcext:value-type="float">
            <text:p>1579.7316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5" calcext:value-type="float">
            <text:p>175</text:p>
          </table:table-cell>
          <table:table-cell office:value-type="float" office:value="11222.44531" calcext:value-type="float">
            <text:p>11222.44531</text:p>
          </table:table-cell>
          <table:table-cell office:value-type="float" office:value="-1506" calcext:value-type="float">
            <text:p>-1506</text:p>
          </table:table-cell>
          <table:table-cell office:value-type="string" calcext:value-type="string">
            <text:p>FFFFFA1E</text:p>
          </table:table-cell>
          <table:table-cell office:value-type="float" office:value="1518.25134" calcext:value-type="float">
            <text:p>1518.2513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76" calcext:value-type="float">
            <text:p>176</text:p>
          </table:table-cell>
          <table:table-cell office:value-type="float" office:value="11286.57324" calcext:value-type="float">
            <text:p>11286.57324</text:p>
          </table:table-cell>
          <table:table-cell office:value-type="float" office:value="-1498" calcext:value-type="float">
            <text:p>-1498</text:p>
          </table:table-cell>
          <table:table-cell office:value-type="string" calcext:value-type="string">
            <text:p>FFFFFA26</text:p>
          </table:table-cell>
          <table:table-cell office:value-type="float" office:value="1430.42919" calcext:value-type="float">
            <text:p>1430.4291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7" calcext:value-type="float">
            <text:p>177</text:p>
          </table:table-cell>
          <table:table-cell office:value-type="float" office:value="11350.70117" calcext:value-type="float">
            <text:p>11350.70117</text:p>
          </table:table-cell>
          <table:table-cell office:value-type="float" office:value="-1492" calcext:value-type="float">
            <text:p>-1492</text:p>
          </table:table-cell>
          <table:table-cell office:value-type="string" calcext:value-type="string">
            <text:p>FFFFFA2C</text:p>
          </table:table-cell>
          <table:table-cell office:value-type="float" office:value="1541.17578" calcext:value-type="float">
            <text:p>1541.1757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78" calcext:value-type="float">
            <text:p>178</text:p>
          </table:table-cell>
          <table:table-cell office:value-type="float" office:value="11414.83007" calcext:value-type="float">
            <text:p>11414.83007</text:p>
          </table:table-cell>
          <table:table-cell office:value-type="float" office:value="-1485" calcext:value-type="float">
            <text:p>-1485</text:p>
          </table:table-cell>
          <table:table-cell office:value-type="string" calcext:value-type="string">
            <text:p>FFFFFA33</text:p>
          </table:table-cell>
          <table:table-cell office:value-type="float" office:value="1584.5874" calcext:value-type="float">
            <text:p>1584.587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79" calcext:value-type="float">
            <text:p>179</text:p>
          </table:table-cell>
          <table:table-cell office:value-type="float" office:value="11478.958" calcext:value-type="float">
            <text:p>11478.958</text:p>
          </table:table-cell>
          <table:table-cell office:value-type="float" office:value="-1479" calcext:value-type="float">
            <text:p>-1479</text:p>
          </table:table-cell>
          <table:table-cell office:value-type="string" calcext:value-type="string">
            <text:p>FFFFFA39</text:p>
          </table:table-cell>
          <table:table-cell office:value-type="float" office:value="1458.52246" calcext:value-type="float">
            <text:p>1458.5224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80" calcext:value-type="float">
            <text:p>180</text:p>
          </table:table-cell>
          <table:table-cell office:value-type="float" office:value="11543.08593" calcext:value-type="float">
            <text:p>11543.08593</text:p>
          </table:table-cell>
          <table:table-cell office:value-type="float" office:value="-1474" calcext:value-type="float">
            <text:p>-1474</text:p>
          </table:table-cell>
          <table:table-cell office:value-type="string" calcext:value-type="string">
            <text:p>FFFFFA3E</text:p>
          </table:table-cell>
          <table:table-cell office:value-type="float" office:value="1480.76318" calcext:value-type="float">
            <text:p>1480.7631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81" calcext:value-type="float">
            <text:p>181</text:p>
          </table:table-cell>
          <table:table-cell office:value-type="float" office:value="11607.21484" calcext:value-type="float">
            <text:p>11607.21484</text:p>
          </table:table-cell>
          <table:table-cell office:value-type="float" office:value="-1470" calcext:value-type="float">
            <text:p>-1470</text:p>
          </table:table-cell>
          <table:table-cell office:value-type="string" calcext:value-type="string">
            <text:p>FFFFFA42</text:p>
          </table:table-cell>
          <table:table-cell office:value-type="float" office:value="1589.99523" calcext:value-type="float">
            <text:p>1589.9952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82" calcext:value-type="float">
            <text:p>182</text:p>
          </table:table-cell>
          <table:table-cell office:value-type="float" office:value="11671.34277" calcext:value-type="float">
            <text:p>11671.34277</text:p>
          </table:table-cell>
          <table:table-cell office:value-type="float" office:value="-1467" calcext:value-type="float">
            <text:p>-1467</text:p>
          </table:table-cell>
          <table:table-cell office:value-type="string" calcext:value-type="string">
            <text:p>FFFFFA45</text:p>
          </table:table-cell>
          <table:table-cell office:value-type="float" office:value="1522.40454" calcext:value-type="float">
            <text:p>1522.4045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83" calcext:value-type="float">
            <text:p>183</text:p>
          </table:table-cell>
          <table:table-cell office:value-type="float" office:value="11735.4707" calcext:value-type="float">
            <text:p>11735.4707</text:p>
          </table:table-cell>
          <table:table-cell office:value-type="float" office:value="-1462" calcext:value-type="float">
            <text:p>-1462</text:p>
          </table:table-cell>
          <table:table-cell office:value-type="string" calcext:value-type="string">
            <text:p>FFFFFA4A</text:p>
          </table:table-cell>
          <table:table-cell office:value-type="float" office:value="1442.17749" calcext:value-type="float">
            <text:p>1442.1774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84" calcext:value-type="float">
            <text:p>184</text:p>
          </table:table-cell>
          <table:table-cell office:value-type="float" office:value="11799.5996" calcext:value-type="float">
            <text:p>11799.5996</text:p>
          </table:table-cell>
          <table:table-cell office:value-type="float" office:value="-1458" calcext:value-type="float">
            <text:p>-1458</text:p>
          </table:table-cell>
          <table:table-cell office:value-type="string" calcext:value-type="string">
            <text:p>FFFFFA4E</text:p>
          </table:table-cell>
          <table:table-cell office:value-type="float" office:value="1529.11621" calcext:value-type="float">
            <text:p>1529.1162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85" calcext:value-type="float">
            <text:p>185</text:p>
          </table:table-cell>
          <table:table-cell office:value-type="float" office:value="11863.72753" calcext:value-type="float">
            <text:p>11863.72753</text:p>
          </table:table-cell>
          <table:table-cell office:value-type="float" office:value="-1456" calcext:value-type="float">
            <text:p>-1456</text:p>
          </table:table-cell>
          <table:table-cell office:value-type="string" calcext:value-type="string">
            <text:p>FFFFFA50</text:p>
          </table:table-cell>
          <table:table-cell office:value-type="float" office:value="1588.29504" calcext:value-type="float">
            <text:p>1588.2950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86" calcext:value-type="float">
            <text:p>186</text:p>
          </table:table-cell>
          <table:table-cell office:value-type="float" office:value="11927.85546" calcext:value-type="float">
            <text:p>11927.85546</text:p>
          </table:table-cell>
          <table:table-cell office:value-type="float" office:value="-1453" calcext:value-type="float">
            <text:p>-1453</text:p>
          </table:table-cell>
          <table:table-cell office:value-type="string" calcext:value-type="string">
            <text:p>FFFFFA53</text:p>
          </table:table-cell>
          <table:table-cell office:value-type="float" office:value="1476.19104" calcext:value-type="float">
            <text:p>1476.1910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87" calcext:value-type="float">
            <text:p>187</text:p>
          </table:table-cell>
          <table:table-cell office:value-type="float" office:value="11991.98437" calcext:value-type="float">
            <text:p>11991.98437</text:p>
          </table:table-cell>
          <table:table-cell office:value-type="float" office:value="-1449" calcext:value-type="float">
            <text:p>-1449</text:p>
          </table:table-cell>
          <table:table-cell office:value-type="string" calcext:value-type="string">
            <text:p>FFFFFA57</text:p>
          </table:table-cell>
          <table:table-cell office:value-type="float" office:value="1477.81127" calcext:value-type="float">
            <text:p>1477.8112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88" calcext:value-type="float">
            <text:p>188</text:p>
          </table:table-cell>
          <table:table-cell office:value-type="float" office:value="12056.1123" calcext:value-type="float">
            <text:p>12056.1123</text:p>
          </table:table-cell>
          <table:table-cell office:value-type="float" office:value="-1448" calcext:value-type="float">
            <text:p>-1448</text:p>
          </table:table-cell>
          <table:table-cell office:value-type="string" calcext:value-type="string">
            <text:p>FFFFFA58</text:p>
          </table:table-cell>
          <table:table-cell office:value-type="float" office:value="1592.21862" calcext:value-type="float">
            <text:p>1592.2186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89" calcext:value-type="float">
            <text:p>189</text:p>
          </table:table-cell>
          <table:table-cell office:value-type="float" office:value="12120.24023" calcext:value-type="float">
            <text:p>12120.24023</text:p>
          </table:table-cell>
          <table:table-cell office:value-type="float" office:value="-1447" calcext:value-type="float">
            <text:p>-1447</text:p>
          </table:table-cell>
          <table:table-cell office:value-type="string" calcext:value-type="string">
            <text:p>FFFFFA59</text:p>
          </table:table-cell>
          <table:table-cell office:value-type="float" office:value="1532.20227" calcext:value-type="float">
            <text:p>1532.2022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90" calcext:value-type="float">
            <text:p>190</text:p>
          </table:table-cell>
          <table:table-cell office:value-type="float" office:value="12184.36914" calcext:value-type="float">
            <text:p>12184.36914</text:p>
          </table:table-cell>
          <table:table-cell office:value-type="float" office:value="-1447" calcext:value-type="float">
            <text:p>-1447</text:p>
          </table:table-cell>
          <table:table-cell office:value-type="string" calcext:value-type="string">
            <text:p>FFFFFA59</text:p>
          </table:table-cell>
          <table:table-cell office:value-type="float" office:value="1449.02441" calcext:value-type="float">
            <text:p>1449.0244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91" calcext:value-type="float">
            <text:p>191</text:p>
          </table:table-cell>
          <table:table-cell office:value-type="float" office:value="12248.49707" calcext:value-type="float">
            <text:p>12248.49707</text:p>
          </table:table-cell>
          <table:table-cell office:value-type="float" office:value="-1447" calcext:value-type="float">
            <text:p>-1447</text:p>
          </table:table-cell>
          <table:table-cell office:value-type="string" calcext:value-type="string">
            <text:p>FFFFFA59</text:p>
          </table:table-cell>
          <table:table-cell office:value-type="float" office:value="1538.18103" calcext:value-type="float">
            <text:p>1538.1810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92" calcext:value-type="float">
            <text:p>192</text:p>
          </table:table-cell>
          <table:table-cell office:value-type="float" office:value="12312.625" calcext:value-type="float">
            <text:p>12312.625</text:p>
          </table:table-cell>
          <table:table-cell office:value-type="float" office:value="-1449" calcext:value-type="float">
            <text:p>-1449</text:p>
          </table:table-cell>
          <table:table-cell office:value-type="string" calcext:value-type="string">
            <text:p>FFFFFA57</text:p>
          </table:table-cell>
          <table:table-cell office:value-type="float" office:value="1582.84777" calcext:value-type="float">
            <text:p>1582.8477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93" calcext:value-type="float">
            <text:p>193</text:p>
          </table:table-cell>
          <table:table-cell office:value-type="float" office:value="12376.7539" calcext:value-type="float">
            <text:p>12376.7539</text:p>
          </table:table-cell>
          <table:table-cell office:value-type="float" office:value="-1453" calcext:value-type="float">
            <text:p>-1453</text:p>
          </table:table-cell>
          <table:table-cell office:value-type="string" calcext:value-type="string">
            <text:p>FFFFFA53</text:p>
          </table:table-cell>
          <table:table-cell office:value-type="float" office:value="1462.60363" calcext:value-type="float">
            <text:p>1462.6036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94" calcext:value-type="float">
            <text:p>194</text:p>
          </table:table-cell>
          <table:table-cell office:value-type="float" office:value="12440.88183" calcext:value-type="float">
            <text:p>12440.88183</text:p>
          </table:table-cell>
          <table:table-cell office:value-type="float" office:value="-1458" calcext:value-type="float">
            <text:p>-1458</text:p>
          </table:table-cell>
          <table:table-cell office:value-type="string" calcext:value-type="string">
            <text:p>FFFFFA4E</text:p>
          </table:table-cell>
          <table:table-cell office:value-type="float" office:value="1490.51379" calcext:value-type="float">
            <text:p>1490.5137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95" calcext:value-type="float">
            <text:p>195</text:p>
          </table:table-cell>
          <table:table-cell office:value-type="float" office:value="12505.00976" calcext:value-type="float">
            <text:p>12505.00976</text:p>
          </table:table-cell>
          <table:table-cell office:value-type="float" office:value="-1463" calcext:value-type="float">
            <text:p>-1463</text:p>
          </table:table-cell>
          <table:table-cell office:value-type="string" calcext:value-type="string">
            <text:p>FFFFFA49</text:p>
          </table:table-cell>
          <table:table-cell office:value-type="float" office:value="1587.28881" calcext:value-type="float">
            <text:p>1587.2888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96" calcext:value-type="float">
            <text:p>196</text:p>
          </table:table-cell>
          <table:table-cell office:value-type="float" office:value="12569.13867" calcext:value-type="float">
            <text:p>12569.13867</text:p>
          </table:table-cell>
          <table:table-cell office:value-type="float" office:value="-1468" calcext:value-type="float">
            <text:p>-1468</text:p>
          </table:table-cell>
          <table:table-cell office:value-type="string" calcext:value-type="string">
            <text:p>FFFFFA44</text:p>
          </table:table-cell>
          <table:table-cell office:value-type="float" office:value="1534.9364" calcext:value-type="float">
            <text:p>1534.936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97" calcext:value-type="float">
            <text:p>197</text:p>
          </table:table-cell>
          <table:table-cell office:value-type="float" office:value="12633.2666" calcext:value-type="float">
            <text:p>12633.2666</text:p>
          </table:table-cell>
          <table:table-cell office:value-type="float" office:value="-1472" calcext:value-type="float">
            <text:p>-1472</text:p>
          </table:table-cell>
          <table:table-cell office:value-type="string" calcext:value-type="string">
            <text:p>FFFFFA40</text:p>
          </table:table-cell>
          <table:table-cell office:value-type="float" office:value="1441.89147" calcext:value-type="float">
            <text:p>1441.8914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98" calcext:value-type="float">
            <text:p>198</text:p>
          </table:table-cell>
          <table:table-cell office:value-type="float" office:value="12697.39453" calcext:value-type="float">
            <text:p>12697.39453</text:p>
          </table:table-cell>
          <table:table-cell office:value-type="float" office:value="-1477" calcext:value-type="float">
            <text:p>-1477</text:p>
          </table:table-cell>
          <table:table-cell office:value-type="string" calcext:value-type="string">
            <text:p>FFFFFA3B</text:p>
          </table:table-cell>
          <table:table-cell office:value-type="float" office:value="1544.34167" calcext:value-type="float">
            <text:p>1544.3416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99" calcext:value-type="float">
            <text:p>199</text:p>
          </table:table-cell>
          <table:table-cell office:value-type="float" office:value="12761.52343" calcext:value-type="float">
            <text:p>12761.52343</text:p>
          </table:table-cell>
          <table:table-cell office:value-type="float" office:value="-1484" calcext:value-type="float">
            <text:p>-1484</text:p>
          </table:table-cell>
          <table:table-cell office:value-type="string" calcext:value-type="string">
            <text:p>FFFFFA34</text:p>
          </table:table-cell>
          <table:table-cell office:value-type="float" office:value="1575.22973" calcext:value-type="float">
            <text:p>1575.2297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00" calcext:value-type="float">
            <text:p>200</text:p>
          </table:table-cell>
          <table:table-cell office:value-type="float" office:value="12825.65136" calcext:value-type="float">
            <text:p>12825.65136</text:p>
          </table:table-cell>
          <table:table-cell office:value-type="float" office:value="-1492" calcext:value-type="float">
            <text:p>-1492</text:p>
          </table:table-cell>
          <table:table-cell office:value-type="string" calcext:value-type="string">
            <text:p>FFFFFA2C</text:p>
          </table:table-cell>
          <table:table-cell office:value-type="float" office:value="1473.29638" calcext:value-type="float">
            <text:p>1473.2963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01" calcext:value-type="float">
            <text:p>201</text:p>
          </table:table-cell>
          <table:table-cell office:value-type="float" office:value="12889.77929" calcext:value-type="float">
            <text:p>12889.77929</text:p>
          </table:table-cell>
          <table:table-cell office:value-type="float" office:value="-1500" calcext:value-type="float">
            <text:p>-1500</text:p>
          </table:table-cell>
          <table:table-cell office:value-type="string" calcext:value-type="string">
            <text:p>FFFFFA24</text:p>
          </table:table-cell>
          <table:table-cell office:value-type="float" office:value="1472.58569" calcext:value-type="float">
            <text:p>1472.5856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2" calcext:value-type="float">
            <text:p>202</text:p>
          </table:table-cell>
          <table:table-cell office:value-type="float" office:value="12953.9082" calcext:value-type="float">
            <text:p>12953.9082</text:p>
          </table:table-cell>
          <table:table-cell office:value-type="float" office:value="-1508" calcext:value-type="float">
            <text:p>-1508</text:p>
          </table:table-cell>
          <table:table-cell office:value-type="string" calcext:value-type="string">
            <text:p>FFFFFA1C</text:p>
          </table:table-cell>
          <table:table-cell office:value-type="float" office:value="1584.34997" calcext:value-type="float">
            <text:p>1584.3499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03" calcext:value-type="float">
            <text:p>203</text:p>
          </table:table-cell>
          <table:table-cell office:value-type="float" office:value="13018.03613" calcext:value-type="float">
            <text:p>13018.03613</text:p>
          </table:table-cell>
          <table:table-cell office:value-type="float" office:value="-1516" calcext:value-type="float">
            <text:p>-1516</text:p>
          </table:table-cell>
          <table:table-cell office:value-type="string" calcext:value-type="string">
            <text:p>FFFFFA14</text:p>
          </table:table-cell>
          <table:table-cell office:value-type="float" office:value="1534.97436" calcext:value-type="float">
            <text:p>1534.9743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04" calcext:value-type="float">
            <text:p>204</text:p>
          </table:table-cell>
          <table:table-cell office:value-type="float" office:value="13082.16406" calcext:value-type="float">
            <text:p>13082.16406</text:p>
          </table:table-cell>
          <table:table-cell office:value-type="float" office:value="-1524" calcext:value-type="float">
            <text:p>-1524</text:p>
          </table:table-cell>
          <table:table-cell office:value-type="string" calcext:value-type="string">
            <text:p>FFFFFA0C</text:p>
          </table:table-cell>
          <table:table-cell office:value-type="float" office:value="1446.29382" calcext:value-type="float">
            <text:p>1446.2938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05" calcext:value-type="float">
            <text:p>205</text:p>
          </table:table-cell>
          <table:table-cell office:value-type="float" office:value="13146.29296" calcext:value-type="float">
            <text:p>13146.29296</text:p>
          </table:table-cell>
          <table:table-cell office:value-type="float" office:value="-1532" calcext:value-type="float">
            <text:p>-1532</text:p>
          </table:table-cell>
          <table:table-cell office:value-type="string" calcext:value-type="string">
            <text:p>FFFFFA04</text:p>
          </table:table-cell>
          <table:table-cell office:value-type="float" office:value="1534.0653" calcext:value-type="float">
            <text:p>1534.065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06" calcext:value-type="float">
            <text:p>206</text:p>
          </table:table-cell>
          <table:table-cell office:value-type="float" office:value="13210.42089" calcext:value-type="float">
            <text:p>13210.42089</text:p>
          </table:table-cell>
          <table:table-cell office:value-type="float" office:value="-1541" calcext:value-type="float">
            <text:p>-1541</text:p>
          </table:table-cell>
          <table:table-cell office:value-type="string" calcext:value-type="string">
            <text:p>FFFFF9FB</text:p>
          </table:table-cell>
          <table:table-cell office:value-type="float" office:value="1584.46533" calcext:value-type="float">
            <text:p>1584.4653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07" calcext:value-type="float">
            <text:p>207</text:p>
          </table:table-cell>
          <table:table-cell office:value-type="float" office:value="13274.54882" calcext:value-type="float">
            <text:p>13274.54882</text:p>
          </table:table-cell>
          <table:table-cell office:value-type="float" office:value="-1549" calcext:value-type="float">
            <text:p>-1549</text:p>
          </table:table-cell>
          <table:table-cell office:value-type="string" calcext:value-type="string">
            <text:p>FFFFF9F3</text:p>
          </table:table-cell>
          <table:table-cell office:value-type="float" office:value="1477.10034" calcext:value-type="float">
            <text:p>1477.1003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08" calcext:value-type="float">
            <text:p>208</text:p>
          </table:table-cell>
          <table:table-cell office:value-type="float" office:value="13338.67773" calcext:value-type="float">
            <text:p>13338.67773</text:p>
          </table:table-cell>
          <table:table-cell office:value-type="float" office:value="-1556" calcext:value-type="float">
            <text:p>-1556</text:p>
          </table:table-cell>
          <table:table-cell office:value-type="string" calcext:value-type="string">
            <text:p>FFFFF9EC</text:p>
          </table:table-cell>
          <table:table-cell office:value-type="float" office:value="1483.28674" calcext:value-type="float">
            <text:p>1483.2867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09" calcext:value-type="float">
            <text:p>209</text:p>
          </table:table-cell>
          <table:table-cell office:value-type="float" office:value="13402.80566" calcext:value-type="float">
            <text:p>13402.80566</text:p>
          </table:table-cell>
          <table:table-cell office:value-type="float" office:value="-1563" calcext:value-type="float">
            <text:p>-1563</text:p>
          </table:table-cell>
          <table:table-cell office:value-type="string" calcext:value-type="string">
            <text:p>FFFFF9E5</text:p>
          </table:table-cell>
          <table:table-cell office:value-type="float" office:value="1584.75964" calcext:value-type="float">
            <text:p>1584.7596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10" calcext:value-type="float">
            <text:p>210</text:p>
          </table:table-cell>
          <table:table-cell office:value-type="float" office:value="13466.93359" calcext:value-type="float">
            <text:p>13466.93359</text:p>
          </table:table-cell>
          <table:table-cell office:value-type="float" office:value="-1570" calcext:value-type="float">
            <text:p>-1570</text:p>
          </table:table-cell>
          <table:table-cell office:value-type="string" calcext:value-type="string">
            <text:p>FFFFF9DE</text:p>
          </table:table-cell>
          <table:table-cell office:value-type="float" office:value="1527.23205" calcext:value-type="float">
            <text:p>1527.2320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11" calcext:value-type="float">
            <text:p>211</text:p>
          </table:table-cell>
          <table:table-cell office:value-type="float" office:value="13531.0625" calcext:value-type="float">
            <text:p>13531.0625</text:p>
          </table:table-cell>
          <table:table-cell office:value-type="float" office:value="-1576" calcext:value-type="float">
            <text:p>-1576</text:p>
          </table:table-cell>
          <table:table-cell office:value-type="string" calcext:value-type="string">
            <text:p>FFFFF9D8</text:p>
          </table:table-cell>
          <table:table-cell office:value-type="float" office:value="1447.94311" calcext:value-type="float">
            <text:p>1447.9431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12" calcext:value-type="float">
            <text:p>212</text:p>
          </table:table-cell>
          <table:table-cell office:value-type="float" office:value="13595.19042" calcext:value-type="float">
            <text:p>13595.19042</text:p>
          </table:table-cell>
          <table:table-cell office:value-type="float" office:value="-1582" calcext:value-type="float">
            <text:p>-1582</text:p>
          </table:table-cell>
          <table:table-cell office:value-type="string" calcext:value-type="string">
            <text:p>FFFFF9D2</text:p>
          </table:table-cell>
          <table:table-cell office:value-type="float" office:value="1544.23486" calcext:value-type="float">
            <text:p>1544.2348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13" calcext:value-type="float">
            <text:p>213</text:p>
          </table:table-cell>
          <table:table-cell office:value-type="float" office:value="13659.31835" calcext:value-type="float">
            <text:p>13659.31835</text:p>
          </table:table-cell>
          <table:table-cell office:value-type="float" office:value="-1589" calcext:value-type="float">
            <text:p>-1589</text:p>
          </table:table-cell>
          <table:table-cell office:value-type="string" calcext:value-type="string">
            <text:p>FFFFF9CB</text:p>
          </table:table-cell>
          <table:table-cell office:value-type="float" office:value="1586.80761" calcext:value-type="float">
            <text:p>1586.8076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14" calcext:value-type="float">
            <text:p>214</text:p>
          </table:table-cell>
          <table:table-cell office:value-type="float" office:value="13723.44726" calcext:value-type="float">
            <text:p>13723.44726</text:p>
          </table:table-cell>
          <table:table-cell office:value-type="float" office:value="-1595" calcext:value-type="float">
            <text:p>-1595</text:p>
          </table:table-cell>
          <table:table-cell office:value-type="string" calcext:value-type="string">
            <text:p>FFFFF9C5</text:p>
          </table:table-cell>
          <table:table-cell office:value-type="float" office:value="1472.28698" calcext:value-type="float">
            <text:p>1472.2869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15" calcext:value-type="float">
            <text:p>215</text:p>
          </table:table-cell>
          <table:table-cell office:value-type="float" office:value="13787.57519" calcext:value-type="float">
            <text:p>13787.57519</text:p>
          </table:table-cell>
          <table:table-cell office:value-type="float" office:value="-1601" calcext:value-type="float">
            <text:p>-1601</text:p>
          </table:table-cell>
          <table:table-cell office:value-type="string" calcext:value-type="string">
            <text:p>FFFFF9BF</text:p>
          </table:table-cell>
          <table:table-cell office:value-type="float" office:value="1475.64794" calcext:value-type="float">
            <text:p>1475.6479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16" calcext:value-type="float">
            <text:p>216</text:p>
          </table:table-cell>
          <table:table-cell office:value-type="float" office:value="13851.70312" calcext:value-type="float">
            <text:p>13851.70312</text:p>
          </table:table-cell>
          <table:table-cell office:value-type="float" office:value="-1606" calcext:value-type="float">
            <text:p>-1606</text:p>
          </table:table-cell>
          <table:table-cell office:value-type="string" calcext:value-type="string">
            <text:p>FFFFF9BA</text:p>
          </table:table-cell>
          <table:table-cell office:value-type="float" office:value="1578.78991" calcext:value-type="float">
            <text:p>1578.7899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17" calcext:value-type="float">
            <text:p>217</text:p>
          </table:table-cell>
          <table:table-cell office:value-type="float" office:value="13915.83203" calcext:value-type="float">
            <text:p>13915.83203</text:p>
          </table:table-cell>
          <table:table-cell office:value-type="float" office:value="-1610" calcext:value-type="float">
            <text:p>-1610</text:p>
          </table:table-cell>
          <table:table-cell office:value-type="string" calcext:value-type="string">
            <text:p>FFFFF9B6</text:p>
          </table:table-cell>
          <table:table-cell office:value-type="float" office:value="1532.36999" calcext:value-type="float">
            <text:p>1532.3699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18" calcext:value-type="float">
            <text:p>218</text:p>
          </table:table-cell>
          <table:table-cell office:value-type="float" office:value="13979.95996" calcext:value-type="float">
            <text:p>13979.95996</text:p>
          </table:table-cell>
          <table:table-cell office:value-type="float" office:value="-1614" calcext:value-type="float">
            <text:p>-1614</text:p>
          </table:table-cell>
          <table:table-cell office:value-type="string" calcext:value-type="string">
            <text:p>FFFFF9B2</text:p>
          </table:table-cell>
          <table:table-cell office:value-type="float" office:value="1452.33093" calcext:value-type="float">
            <text:p>1452.3309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19" calcext:value-type="float">
            <text:p>219</text:p>
          </table:table-cell>
          <table:table-cell office:value-type="float" office:value="14044.08789" calcext:value-type="float">
            <text:p>14044.08789</text:p>
          </table:table-cell>
          <table:table-cell office:value-type="float" office:value="-1617" calcext:value-type="float">
            <text:p>-1617</text:p>
          </table:table-cell>
          <table:table-cell office:value-type="string" calcext:value-type="string">
            <text:p>FFFFF9AF</text:p>
          </table:table-cell>
          <table:table-cell office:value-type="float" office:value="1537.87438" calcext:value-type="float">
            <text:p>1537.8743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20" calcext:value-type="float">
            <text:p>220</text:p>
          </table:table-cell>
          <table:table-cell office:value-type="float" office:value="14108.21679" calcext:value-type="float">
            <text:p>14108.21679</text:p>
          </table:table-cell>
          <table:table-cell office:value-type="float" office:value="-1620" calcext:value-type="float">
            <text:p>-1620</text:p>
          </table:table-cell>
          <table:table-cell office:value-type="string" calcext:value-type="string">
            <text:p>FFFFF9AC</text:p>
          </table:table-cell>
          <table:table-cell office:value-type="float" office:value="1572.84472" calcext:value-type="float">
            <text:p>1572.8447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21" calcext:value-type="float">
            <text:p>221</text:p>
          </table:table-cell>
          <table:table-cell office:value-type="float" office:value="14172.34472" calcext:value-type="float">
            <text:p>14172.34472</text:p>
          </table:table-cell>
          <table:table-cell office:value-type="float" office:value="-1624" calcext:value-type="float">
            <text:p>-1624</text:p>
          </table:table-cell>
          <table:table-cell office:value-type="string" calcext:value-type="string">
            <text:p>FFFFF9A8</text:p>
          </table:table-cell>
          <table:table-cell office:value-type="float" office:value="1474.1936" calcext:value-type="float">
            <text:p>1474.193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22" calcext:value-type="float">
            <text:p>222</text:p>
          </table:table-cell>
          <table:table-cell office:value-type="float" office:value="14236.47265" calcext:value-type="float">
            <text:p>14236.47265</text:p>
          </table:table-cell>
          <table:table-cell office:value-type="float" office:value="-1627" calcext:value-type="float">
            <text:p>-1627</text:p>
          </table:table-cell>
          <table:table-cell office:value-type="string" calcext:value-type="string">
            <text:p>FFFFF9A5</text:p>
          </table:table-cell>
          <table:table-cell office:value-type="float" office:value="1473.01452" calcext:value-type="float">
            <text:p>1473.0145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23" calcext:value-type="float">
            <text:p>223</text:p>
          </table:table-cell>
          <table:table-cell office:value-type="float" office:value="14300.60156" calcext:value-type="float">
            <text:p>14300.60156</text:p>
          </table:table-cell>
          <table:table-cell office:value-type="float" office:value="-1628" calcext:value-type="float">
            <text:p>-1628</text:p>
          </table:table-cell>
          <table:table-cell office:value-type="string" calcext:value-type="string">
            <text:p>FFFFF9A4</text:p>
          </table:table-cell>
          <table:table-cell office:value-type="float" office:value="1579.54895" calcext:value-type="float">
            <text:p>1579.5489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24" calcext:value-type="float">
            <text:p>224</text:p>
          </table:table-cell>
          <table:table-cell office:value-type="float" office:value="14364.72949" calcext:value-type="float">
            <text:p>14364.72949</text:p>
          </table:table-cell>
          <table:table-cell office:value-type="float" office:value="-1630" calcext:value-type="float">
            <text:p>-1630</text:p>
          </table:table-cell>
          <table:table-cell office:value-type="string" calcext:value-type="string">
            <text:p>FFFFF9A2</text:p>
          </table:table-cell>
          <table:table-cell office:value-type="float" office:value="1529.4729" calcext:value-type="float">
            <text:p>1529.472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25" calcext:value-type="float">
            <text:p>225</text:p>
          </table:table-cell>
          <table:table-cell office:value-type="float" office:value="14428.85742" calcext:value-type="float">
            <text:p>14428.85742</text:p>
          </table:table-cell>
          <table:table-cell office:value-type="float" office:value="-1631" calcext:value-type="float">
            <text:p>-1631</text:p>
          </table:table-cell>
          <table:table-cell office:value-type="string" calcext:value-type="string">
            <text:p>FFFFF9A1</text:p>
          </table:table-cell>
          <table:table-cell office:value-type="float" office:value="1453.51147" calcext:value-type="float">
            <text:p>1453.5114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26" calcext:value-type="float">
            <text:p>226</text:p>
          </table:table-cell>
          <table:table-cell office:value-type="float" office:value="14492.98632" calcext:value-type="float">
            <text:p>14492.98632</text:p>
          </table:table-cell>
          <table:table-cell office:value-type="float" office:value="-1632" calcext:value-type="float">
            <text:p>-1632</text:p>
          </table:table-cell>
          <table:table-cell office:value-type="string" calcext:value-type="string">
            <text:p>FFFFF9A0</text:p>
          </table:table-cell>
          <table:table-cell office:value-type="float" office:value="1547.90881" calcext:value-type="float">
            <text:p>1547.9088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27" calcext:value-type="float">
            <text:p>227</text:p>
          </table:table-cell>
          <table:table-cell office:value-type="float" office:value="14557.11425" calcext:value-type="float">
            <text:p>14557.11425</text:p>
          </table:table-cell>
          <table:table-cell office:value-type="float" office:value="-1633" calcext:value-type="float">
            <text:p>-1633</text:p>
          </table:table-cell>
          <table:table-cell office:value-type="string" calcext:value-type="string">
            <text:p>FFFFF99F</text:p>
          </table:table-cell>
          <table:table-cell office:value-type="float" office:value="1579.44482" calcext:value-type="float">
            <text:p>1579.4448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28" calcext:value-type="float">
            <text:p>228</text:p>
          </table:table-cell>
          <table:table-cell office:value-type="float" office:value="14621.24218" calcext:value-type="float">
            <text:p>14621.24218</text:p>
          </table:table-cell>
          <table:table-cell office:value-type="float" office:value="-1633" calcext:value-type="float">
            <text:p>-1633</text:p>
          </table:table-cell>
          <table:table-cell office:value-type="string" calcext:value-type="string">
            <text:p>FFFFF99F</text:p>
          </table:table-cell>
          <table:table-cell office:value-type="float" office:value="1479.0841" calcext:value-type="float">
            <text:p>1479.084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29" calcext:value-type="float">
            <text:p>229</text:p>
          </table:table-cell>
          <table:table-cell office:value-type="float" office:value="14685.37109" calcext:value-type="float">
            <text:p>14685.37109</text:p>
          </table:table-cell>
          <table:table-cell office:value-type="float" office:value="-1632" calcext:value-type="float">
            <text:p>-1632</text:p>
          </table:table-cell>
          <table:table-cell office:value-type="string" calcext:value-type="string">
            <text:p>FFFFF9A0</text:p>
          </table:table-cell>
          <table:table-cell office:value-type="float" office:value="1479.94799" calcext:value-type="float">
            <text:p>1479.9479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30" calcext:value-type="float">
            <text:p>230</text:p>
          </table:table-cell>
          <table:table-cell office:value-type="float" office:value="14749.49902" calcext:value-type="float">
            <text:p>14749.49902</text:p>
          </table:table-cell>
          <table:table-cell office:value-type="float" office:value="-1628" calcext:value-type="float">
            <text:p>-1628</text:p>
          </table:table-cell>
          <table:table-cell office:value-type="string" calcext:value-type="string">
            <text:p>FFFFF9A4</text:p>
          </table:table-cell>
          <table:table-cell office:value-type="float" office:value="1574.58117" calcext:value-type="float">
            <text:p>1574.5811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31" calcext:value-type="float">
            <text:p>231</text:p>
          </table:table-cell>
          <table:table-cell office:value-type="float" office:value="14813.62695" calcext:value-type="float">
            <text:p>14813.62695</text:p>
          </table:table-cell>
          <table:table-cell office:value-type="float" office:value="-1625" calcext:value-type="float">
            <text:p>-1625</text:p>
          </table:table-cell>
          <table:table-cell office:value-type="string" calcext:value-type="string">
            <text:p>FFFFF9A7</text:p>
          </table:table-cell>
          <table:table-cell office:value-type="float" office:value="1531.03601" calcext:value-type="float">
            <text:p>1531.0360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32" calcext:value-type="float">
            <text:p>232</text:p>
          </table:table-cell>
          <table:table-cell office:value-type="float" office:value="14877.75585" calcext:value-type="float">
            <text:p>14877.75585</text:p>
          </table:table-cell>
          <table:table-cell office:value-type="float" office:value="-1622" calcext:value-type="float">
            <text:p>-1622</text:p>
          </table:table-cell>
          <table:table-cell office:value-type="string" calcext:value-type="string">
            <text:p>FFFFF9AA</text:p>
          </table:table-cell>
          <table:table-cell office:value-type="float" office:value="1454.35595" calcext:value-type="float">
            <text:p>1454.3559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33" calcext:value-type="float">
            <text:p>233</text:p>
          </table:table-cell>
          <table:table-cell office:value-type="float" office:value="14941.88378" calcext:value-type="float">
            <text:p>14941.88378</text:p>
          </table:table-cell>
          <table:table-cell office:value-type="float" office:value="-1617" calcext:value-type="float">
            <text:p>-1617</text:p>
          </table:table-cell>
          <table:table-cell office:value-type="string" calcext:value-type="string">
            <text:p>FFFFF9AF</text:p>
          </table:table-cell>
          <table:table-cell office:value-type="float" office:value="1533.72851" calcext:value-type="float">
            <text:p>1533.7285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34" calcext:value-type="float">
            <text:p>234</text:p>
          </table:table-cell>
          <table:table-cell office:value-type="float" office:value="15006.01171" calcext:value-type="float">
            <text:p>15006.01171</text:p>
          </table:table-cell>
          <table:table-cell office:value-type="float" office:value="-1612" calcext:value-type="float">
            <text:p>-1612</text:p>
          </table:table-cell>
          <table:table-cell office:value-type="string" calcext:value-type="string">
            <text:p>FFFFF9B4</text:p>
          </table:table-cell>
          <table:table-cell office:value-type="float" office:value="1577.85253" calcext:value-type="float">
            <text:p>1577.8525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35" calcext:value-type="float">
            <text:p>235</text:p>
          </table:table-cell>
          <table:table-cell office:value-type="float" office:value="15070.14062" calcext:value-type="float">
            <text:p>15070.14062</text:p>
          </table:table-cell>
          <table:table-cell office:value-type="float" office:value="-1607" calcext:value-type="float">
            <text:p>-1607</text:p>
          </table:table-cell>
          <table:table-cell office:value-type="string" calcext:value-type="string">
            <text:p>FFFFF9B9</text:p>
          </table:table-cell>
          <table:table-cell office:value-type="float" office:value="1475.38208" calcext:value-type="float">
            <text:p>1475.3820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36" calcext:value-type="float">
            <text:p>236</text:p>
          </table:table-cell>
          <table:table-cell office:value-type="float" office:value="15134.26855" calcext:value-type="float">
            <text:p>15134.26855</text:p>
          </table:table-cell>
          <table:table-cell office:value-type="float" office:value="-1600" calcext:value-type="float">
            <text:p>-1600</text:p>
          </table:table-cell>
          <table:table-cell office:value-type="string" calcext:value-type="string">
            <text:p>FFFFF9C0</text:p>
          </table:table-cell>
          <table:table-cell office:value-type="float" office:value="1480.40173" calcext:value-type="float">
            <text:p>1480.4017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37" calcext:value-type="float">
            <text:p>237</text:p>
          </table:table-cell>
          <table:table-cell office:value-type="float" office:value="15198.39648" calcext:value-type="float">
            <text:p>15198.39648</text:p>
          </table:table-cell>
          <table:table-cell office:value-type="float" office:value="-1593" calcext:value-type="float">
            <text:p>-1593</text:p>
          </table:table-cell>
          <table:table-cell office:value-type="string" calcext:value-type="string">
            <text:p>FFFFF9C7</text:p>
          </table:table-cell>
          <table:table-cell office:value-type="float" office:value="1583.53393" calcext:value-type="float">
            <text:p>1583.5339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38" calcext:value-type="float">
            <text:p>238</text:p>
          </table:table-cell>
          <table:table-cell office:value-type="float" office:value="15262.52539" calcext:value-type="float">
            <text:p>15262.52539</text:p>
          </table:table-cell>
          <table:table-cell office:value-type="float" office:value="-1585" calcext:value-type="float">
            <text:p>-1585</text:p>
          </table:table-cell>
          <table:table-cell office:value-type="string" calcext:value-type="string">
            <text:p>FFFFF9CF</text:p>
          </table:table-cell>
          <table:table-cell office:value-type="float" office:value="1537.33618" calcext:value-type="float">
            <text:p>1537.3361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39" calcext:value-type="float">
            <text:p>239</text:p>
          </table:table-cell>
          <table:table-cell office:value-type="float" office:value="15326.65332" calcext:value-type="float">
            <text:p>15326.65332</text:p>
          </table:table-cell>
          <table:table-cell office:value-type="float" office:value="-1578" calcext:value-type="float">
            <text:p>-1578</text:p>
          </table:table-cell>
          <table:table-cell office:value-type="string" calcext:value-type="string">
            <text:p>FFFFF9D6</text:p>
          </table:table-cell>
          <table:table-cell office:value-type="float" office:value="1457.70776" calcext:value-type="float">
            <text:p>1457.7077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40" calcext:value-type="float">
            <text:p>240</text:p>
          </table:table-cell>
          <table:table-cell office:value-type="float" office:value="15390.78125" calcext:value-type="float">
            <text:p>15390.78125</text:p>
          </table:table-cell>
          <table:table-cell office:value-type="float" office:value="-1571" calcext:value-type="float">
            <text:p>-1571</text:p>
          </table:table-cell>
          <table:table-cell office:value-type="string" calcext:value-type="string">
            <text:p>FFFFF9DD</text:p>
          </table:table-cell>
          <table:table-cell office:value-type="float" office:value="1536.54394" calcext:value-type="float">
            <text:p>1536.5439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41" calcext:value-type="float">
            <text:p>241</text:p>
          </table:table-cell>
          <table:table-cell office:value-type="float" office:value="15454.91015" calcext:value-type="float">
            <text:p>15454.91015</text:p>
          </table:table-cell>
          <table:table-cell office:value-type="float" office:value="-1563" calcext:value-type="float">
            <text:p>-1563</text:p>
          </table:table-cell>
          <table:table-cell office:value-type="string" calcext:value-type="string">
            <text:p>FFFFF9E5</text:p>
          </table:table-cell>
          <table:table-cell office:value-type="float" office:value="1581.91516" calcext:value-type="float">
            <text:p>1581.9151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42" calcext:value-type="float">
            <text:p>242</text:p>
          </table:table-cell>
          <table:table-cell office:value-type="float" office:value="15519.03808" calcext:value-type="float">
            <text:p>15519.03808</text:p>
          </table:table-cell>
          <table:table-cell office:value-type="float" office:value="-1555" calcext:value-type="float">
            <text:p>-1555</text:p>
          </table:table-cell>
          <table:table-cell office:value-type="string" calcext:value-type="string">
            <text:p>FFFFF9ED</text:p>
          </table:table-cell>
          <table:table-cell office:value-type="float" office:value="1474.37976" calcext:value-type="float">
            <text:p>1474.3797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43" calcext:value-type="float">
            <text:p>243</text:p>
          </table:table-cell>
          <table:table-cell office:value-type="float" office:value="15583.16601" calcext:value-type="float">
            <text:p>15583.16601</text:p>
          </table:table-cell>
          <table:table-cell office:value-type="float" office:value="-1546" calcext:value-type="float">
            <text:p>-1546</text:p>
          </table:table-cell>
          <table:table-cell office:value-type="string" calcext:value-type="string">
            <text:p>FFFFF9F6</text:p>
          </table:table-cell>
          <table:table-cell office:value-type="float" office:value="1474.22851" calcext:value-type="float">
            <text:p>1474.2285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44" calcext:value-type="float">
            <text:p>244</text:p>
          </table:table-cell>
          <table:table-cell office:value-type="float" office:value="15647.29492" calcext:value-type="float">
            <text:p>15647.29492</text:p>
          </table:table-cell>
          <table:table-cell office:value-type="float" office:value="-1538" calcext:value-type="float">
            <text:p>-1538</text:p>
          </table:table-cell>
          <table:table-cell office:value-type="string" calcext:value-type="string">
            <text:p>FFFFF9FE</text:p>
          </table:table-cell>
          <table:table-cell office:value-type="float" office:value="1579.37402" calcext:value-type="float">
            <text:p>1579.3740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45" calcext:value-type="float">
            <text:p>245</text:p>
          </table:table-cell>
          <table:table-cell office:value-type="float" office:value="15711.42285" calcext:value-type="float">
            <text:p>15711.42285</text:p>
          </table:table-cell>
          <table:table-cell office:value-type="float" office:value="-1531" calcext:value-type="float">
            <text:p>-1531</text:p>
          </table:table-cell>
          <table:table-cell office:value-type="string" calcext:value-type="string">
            <text:p>FFFFFA05</text:p>
          </table:table-cell>
          <table:table-cell office:value-type="float" office:value="1527.65478" calcext:value-type="float">
            <text:p>1527.6547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46" calcext:value-type="float">
            <text:p>246</text:p>
          </table:table-cell>
          <table:table-cell office:value-type="float" office:value="15775.55078" calcext:value-type="float">
            <text:p>15775.55078</text:p>
          </table:table-cell>
          <table:table-cell office:value-type="float" office:value="-1523" calcext:value-type="float">
            <text:p>-1523</text:p>
          </table:table-cell>
          <table:table-cell office:value-type="string" calcext:value-type="string">
            <text:p>FFFFFA0D</text:p>
          </table:table-cell>
          <table:table-cell office:value-type="float" office:value="1447.80432" calcext:value-type="float">
            <text:p>1447.8043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47" calcext:value-type="float">
            <text:p>247</text:p>
          </table:table-cell>
          <table:table-cell office:value-type="float" office:value="15839.67968" calcext:value-type="float">
            <text:p>15839.67968</text:p>
          </table:table-cell>
          <table:table-cell office:value-type="float" office:value="-1515" calcext:value-type="float">
            <text:p>-1515</text:p>
          </table:table-cell>
          <table:table-cell office:value-type="string" calcext:value-type="string">
            <text:p>FFFFFA15</text:p>
          </table:table-cell>
          <table:table-cell office:value-type="float" office:value="1537.65625" calcext:value-type="float">
            <text:p>1537.6562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48" calcext:value-type="float">
            <text:p>248</text:p>
          </table:table-cell>
          <table:table-cell office:value-type="float" office:value="15903.80761" calcext:value-type="float">
            <text:p>15903.80761</text:p>
          </table:table-cell>
          <table:table-cell office:value-type="float" office:value="-1506" calcext:value-type="float">
            <text:p>-1506</text:p>
          </table:table-cell>
          <table:table-cell office:value-type="string" calcext:value-type="string">
            <text:p>FFFFFA1E</text:p>
          </table:table-cell>
          <table:table-cell office:value-type="float" office:value="1579.9259" calcext:value-type="float">
            <text:p>1579.925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49" calcext:value-type="float">
            <text:p>249</text:p>
          </table:table-cell>
          <table:table-cell office:value-type="float" office:value="15967.93554" calcext:value-type="float">
            <text:p>15967.93554</text:p>
          </table:table-cell>
          <table:table-cell office:value-type="float" office:value="-1499" calcext:value-type="float">
            <text:p>-1499</text:p>
          </table:table-cell>
          <table:table-cell office:value-type="string" calcext:value-type="string">
            <text:p>FFFFFA25</text:p>
          </table:table-cell>
          <table:table-cell office:value-type="float" office:value="1486.76037" calcext:value-type="float">
            <text:p>1486.76037</text:p>
          </table:table-cell>
        </table:table-row>
        <table:table-row table:style-name="ro1">
          <table:table-cell office:value-type="string" calcext:value-type="string">
            <text:p>1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30T19:39:27.497584297</dc:date>
    <meta:editing-duration>PT2M4S</meta:editing-duration>
    <meta:editing-cycles>1</meta:editing-cycles>
    <meta:document-statistic meta:table-count="1" meta:cell-count="152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0.128cm" svg:height="37.781cm" xlink:href=".." xlink:type="simple" chart:class="chart:scatter" chart:style-name="ch1">
        <chart:legend chart:legend-position="end" svg:x="77.302cm" svg:y="18.591cm" style:legend-expansion="high" chart:style-name="ch2"/>
        <chart:plot-area chart:style-name="ch3" table:cell-range-address="Single_440hz.C22:Single_440hz.C271 Single_440hz.F22:Single_440hz.F271" svg:x="1.602cm" svg:y="0.755cm" svg:width="74.098cm" svg:height="36.271cm">
          <chartooo:coordinate-region svg:x="2.594cm" svg:y="0.954cm" svg:width="72.456cm" svg:height="35.4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ngle_440hz.F22:Single_440hz.F271" chart:class="chart:scatter">
            <chart:domain table:cell-range-address="Single_440hz.C22:Single_440hz.C271"/>
            <chart:data-point chart:repeated="2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ingle_440hz.C22:Single_440hz.C271</svg:desc>
                </draw:g>
              </table:table-cell>
              <table:table-cell office:value-type="float" office:value="0">
                <text:p>0</text:p>
                <draw:g>
                  <svg:desc>Single_440hz.F22:Single_440hz.F2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.12825">
                <text:p>64.12825</text:p>
              </table:table-cell>
              <table:table-cell office:value-type="float" office:value="3421.07763">
                <text:p>3421.07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.25651">
                <text:p>128.25651</text:p>
              </table:table-cell>
              <table:table-cell office:value-type="float" office:value="1872.62194">
                <text:p>1872.62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.38476">
                <text:p>192.38476</text:p>
              </table:table-cell>
              <table:table-cell office:value-type="float" office:value="426.51681">
                <text:p>426.5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.51303">
                <text:p>256.51303</text:p>
              </table:table-cell>
              <table:table-cell office:value-type="float" office:value="2625.22998">
                <text:p>2625.22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.64129">
                <text:p>320.64129</text:p>
              </table:table-cell>
              <table:table-cell office:value-type="float" office:value="4665.1582">
                <text:p>4665.15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4.76953">
                <text:p>384.76953</text:p>
              </table:table-cell>
              <table:table-cell office:value-type="float" office:value="8000.32226">
                <text:p>8000.32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8.89779">
                <text:p>448.89779</text:p>
              </table:table-cell>
              <table:table-cell office:value-type="float" office:value="18370.39453">
                <text:p>18370.394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3.02606">
                <text:p>513.02606</text:p>
              </table:table-cell>
              <table:table-cell office:value-type="float" office:value="5296.09082">
                <text:p>5296.090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7.15429">
                <text:p>577.15429</text:p>
              </table:table-cell>
              <table:table-cell office:value-type="float" office:value="5464.50146">
                <text:p>5464.501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1.28259">
                <text:p>641.28259</text:p>
              </table:table-cell>
              <table:table-cell office:value-type="float" office:value="3352.03686">
                <text:p>3352.036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5.41082">
                <text:p>705.41082</text:p>
              </table:table-cell>
              <table:table-cell office:value-type="float" office:value="364.51721">
                <text:p>364.517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9.53906">
                <text:p>769.53906</text:p>
              </table:table-cell>
              <table:table-cell office:value-type="float" office:value="2441.28247">
                <text:p>2441.282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3.66735">
                <text:p>833.66735</text:p>
              </table:table-cell>
              <table:table-cell office:value-type="float" office:value="3054.45776">
                <text:p>3054.45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7.79559">
                <text:p>897.79559</text:p>
              </table:table-cell>
              <table:table-cell office:value-type="float" office:value="1681.83813">
                <text:p>1681.838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1.92382">
                <text:p>961.92382</text:p>
              </table:table-cell>
              <table:table-cell office:value-type="float" office:value="920.40203">
                <text:p>920.402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6.05212">
                <text:p>1026.05212</text:p>
              </table:table-cell>
              <table:table-cell office:value-type="float" office:value="2234.03002">
                <text:p>2234.03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90.18041">
                <text:p>1090.18041</text:p>
              </table:table-cell>
              <table:table-cell office:value-type="float" office:value="2144.60815">
                <text:p>2144.60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4.30859">
                <text:p>1154.30859</text:p>
              </table:table-cell>
              <table:table-cell office:value-type="float" office:value="1023.9776">
                <text:p>1023.97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18.43688">
                <text:p>1218.43688</text:p>
              </table:table-cell>
              <table:table-cell office:value-type="float" office:value="1534.1632">
                <text:p>1534.16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2.56518">
                <text:p>1282.56518</text:p>
              </table:table-cell>
              <table:table-cell office:value-type="float" office:value="2162.53051">
                <text:p>2162.530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46.69335">
                <text:p>1346.69335</text:p>
              </table:table-cell>
              <table:table-cell office:value-type="float" office:value="1550.031">
                <text:p>1550.0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10.82165">
                <text:p>1410.82165</text:p>
              </table:table-cell>
              <table:table-cell office:value-type="float" office:value="1121.21508">
                <text:p>1121.215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4.94995">
                <text:p>1474.94995</text:p>
              </table:table-cell>
              <table:table-cell office:value-type="float" office:value="1940.53613">
                <text:p>1940.536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39.07812">
                <text:p>1539.07812</text:p>
              </table:table-cell>
              <table:table-cell office:value-type="float" office:value="1921.10595">
                <text:p>1921.105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03.20642">
                <text:p>1603.20642</text:p>
              </table:table-cell>
              <table:table-cell office:value-type="float" office:value="1179.21826">
                <text:p>1179.218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67.33471">
                <text:p>1667.33471</text:p>
              </table:table-cell>
              <table:table-cell office:value-type="float" office:value="1475.81591">
                <text:p>1475.815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31.46289">
                <text:p>1731.46289</text:p>
              </table:table-cell>
              <table:table-cell office:value-type="float" office:value="1969.24694">
                <text:p>1969.246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5.59118">
                <text:p>1795.59118</text:p>
              </table:table-cell>
              <table:table-cell office:value-type="float" office:value="1567.50012">
                <text:p>1567.500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59.71948">
                <text:p>1859.71948</text:p>
              </table:table-cell>
              <table:table-cell office:value-type="float" office:value="1225.87963">
                <text:p>1225.879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23.84765">
                <text:p>1923.84765</text:p>
              </table:table-cell>
              <table:table-cell office:value-type="float" office:value="1798.83605">
                <text:p>1798.836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7.97595">
                <text:p>1987.97595</text:p>
              </table:table-cell>
              <table:table-cell office:value-type="float" office:value="1838.27087">
                <text:p>1838.270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52.10424">
                <text:p>2052.10424</text:p>
              </table:table-cell>
              <table:table-cell office:value-type="float" office:value="1274.03503">
                <text:p>1274.035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16.23242">
                <text:p>2116.23242</text:p>
              </table:table-cell>
              <table:table-cell office:value-type="float" office:value="1478.97937">
                <text:p>1478.979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80.36083">
                <text:p>2180.36083</text:p>
              </table:table-cell>
              <table:table-cell office:value-type="float" office:value="1807.73217">
                <text:p>1807.732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44.48901">
                <text:p>2244.48901</text:p>
              </table:table-cell>
              <table:table-cell office:value-type="float" office:value="1557.90722">
                <text:p>1557.907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08.61718">
                <text:p>2308.61718</text:p>
              </table:table-cell>
              <table:table-cell office:value-type="float" office:value="1277.59423">
                <text:p>1277.594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72.7456">
                <text:p>2372.7456</text:p>
              </table:table-cell>
              <table:table-cell office:value-type="float" office:value="1686.93872">
                <text:p>1686.938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36.87377">
                <text:p>2436.87377</text:p>
              </table:table-cell>
              <table:table-cell office:value-type="float" office:value="1723.7854">
                <text:p>1723.78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01.00195">
                <text:p>2501.00195</text:p>
              </table:table-cell>
              <table:table-cell office:value-type="float" office:value="1309.27221">
                <text:p>1309.272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65.13037">
                <text:p>2565.13037</text:p>
              </table:table-cell>
              <table:table-cell office:value-type="float" office:value="1468.41296">
                <text:p>1468.412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29.25854">
                <text:p>2629.25854</text:p>
              </table:table-cell>
              <table:table-cell office:value-type="float" office:value="1850.42858">
                <text:p>1850.428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93.38671">
                <text:p>2693.38671</text:p>
              </table:table-cell>
              <table:table-cell office:value-type="float" office:value="1557.97033">
                <text:p>1557.970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57.51513">
                <text:p>2757.51513</text:p>
              </table:table-cell>
              <table:table-cell office:value-type="float" office:value="1280.84814">
                <text:p>1280.848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21.64331">
                <text:p>2821.64331</text:p>
              </table:table-cell>
              <table:table-cell office:value-type="float" office:value="1711.01318">
                <text:p>1711.013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85.77148">
                <text:p>2885.77148</text:p>
              </table:table-cell>
              <table:table-cell office:value-type="float" office:value="1676.49084">
                <text:p>1676.490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49.8999">
                <text:p>2949.8999</text:p>
              </table:table-cell>
              <table:table-cell office:value-type="float" office:value="1269.72448">
                <text:p>1269.724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14.02807">
                <text:p>3014.02807</text:p>
              </table:table-cell>
              <table:table-cell office:value-type="float" office:value="1548.95922">
                <text:p>1548.959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78.15625">
                <text:p>3078.15625</text:p>
              </table:table-cell>
              <table:table-cell office:value-type="float" office:value="1749.09204">
                <text:p>1749.092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42.28466">
                <text:p>3142.28466</text:p>
              </table:table-cell>
              <table:table-cell office:value-type="float" office:value="1589.49926">
                <text:p>1589.499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06.41284">
                <text:p>3206.41284</text:p>
              </table:table-cell>
              <table:table-cell office:value-type="float" office:value="1354.95727">
                <text:p>1354.957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70.54101">
                <text:p>3270.54101</text:p>
              </table:table-cell>
              <table:table-cell office:value-type="float" office:value="1625.80065">
                <text:p>1625.800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34.66943">
                <text:p>3334.66943</text:p>
              </table:table-cell>
              <table:table-cell office:value-type="float" office:value="1662.81872">
                <text:p>1662.818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98.7976">
                <text:p>3398.7976</text:p>
              </table:table-cell>
              <table:table-cell office:value-type="float" office:value="1323.45556">
                <text:p>1323.455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62.92578">
                <text:p>3462.92578</text:p>
              </table:table-cell>
              <table:table-cell office:value-type="float" office:value="1416.24121">
                <text:p>1416.241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27.05419">
                <text:p>3527.05419</text:p>
              </table:table-cell>
              <table:table-cell office:value-type="float" office:value="1683.93627">
                <text:p>1683.936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91.18237">
                <text:p>3591.18237</text:p>
              </table:table-cell>
              <table:table-cell office:value-type="float" office:value="1565.74169">
                <text:p>1565.741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55.31054">
                <text:p>3655.31054</text:p>
              </table:table-cell>
              <table:table-cell office:value-type="float" office:value="1297.16198">
                <text:p>1297.161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19.43896">
                <text:p>3719.43896</text:p>
              </table:table-cell>
              <table:table-cell office:value-type="float" office:value="1640.06188">
                <text:p>1640.061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83.56713">
                <text:p>3783.56713</text:p>
              </table:table-cell>
              <table:table-cell office:value-type="float" office:value="1644.21813">
                <text:p>1644.218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47.69531">
                <text:p>3847.69531</text:p>
              </table:table-cell>
              <table:table-cell office:value-type="float" office:value="1383.0437">
                <text:p>1383.04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11.82373">
                <text:p>3911.82373</text:p>
              </table:table-cell>
              <table:table-cell office:value-type="float" office:value="1455.89953">
                <text:p>1455.899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75.9519">
                <text:p>3975.9519</text:p>
              </table:table-cell>
              <table:table-cell office:value-type="float" office:value="1662.03808">
                <text:p>1662.038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40.08007">
                <text:p>4040.08007</text:p>
              </table:table-cell>
              <table:table-cell office:value-type="float" office:value="1543.03991">
                <text:p>1543.039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04.20849">
                <text:p>4104.20849</text:p>
              </table:table-cell>
              <table:table-cell office:value-type="float" office:value="1350.64941">
                <text:p>1350.649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68.33691">
                <text:p>4168.33691</text:p>
              </table:table-cell>
              <table:table-cell office:value-type="float" office:value="1594.38415">
                <text:p>1594.384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32.46484">
                <text:p>4232.46484</text:p>
              </table:table-cell>
              <table:table-cell office:value-type="float" office:value="1653.32141">
                <text:p>1653.321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96.59326">
                <text:p>4296.59326</text:p>
              </table:table-cell>
              <table:table-cell office:value-type="float" office:value="1404.1101">
                <text:p>1404.11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60.72167">
                <text:p>4360.72167</text:p>
              </table:table-cell>
              <table:table-cell office:value-type="float" office:value="1435.93823">
                <text:p>1435.938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24.8496">
                <text:p>4424.8496</text:p>
              </table:table-cell>
              <table:table-cell office:value-type="float" office:value="1671.69592">
                <text:p>1671.695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88.97802">
                <text:p>4488.97802</text:p>
              </table:table-cell>
              <table:table-cell office:value-type="float" office:value="1504.07385">
                <text:p>1504.073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53.10644">
                <text:p>4553.10644</text:p>
              </table:table-cell>
              <table:table-cell office:value-type="float" office:value="1375.34533">
                <text:p>1375.345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17.23437">
                <text:p>4617.23437</text:p>
              </table:table-cell>
              <table:table-cell office:value-type="float" office:value="1614.26806">
                <text:p>1614.268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681.36279">
                <text:p>4681.36279</text:p>
              </table:table-cell>
              <table:table-cell office:value-type="float" office:value="1617.93029">
                <text:p>1617.930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45.49121">
                <text:p>4745.49121</text:p>
              </table:table-cell>
              <table:table-cell office:value-type="float" office:value="1326.24816">
                <text:p>1326.248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09.61914">
                <text:p>4809.61914</text:p>
              </table:table-cell>
              <table:table-cell office:value-type="float" office:value="1475.81323">
                <text:p>1475.813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73.74755">
                <text:p>4873.74755</text:p>
              </table:table-cell>
              <table:table-cell office:value-type="float" office:value="1759.44116">
                <text:p>1759.441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37.87597">
                <text:p>4937.87597</text:p>
              </table:table-cell>
              <table:table-cell office:value-type="float" office:value="1561.15661">
                <text:p>1561.156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02.0039">
                <text:p>5002.0039</text:p>
              </table:table-cell>
              <table:table-cell office:value-type="float" office:value="1373.31884">
                <text:p>1373.318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66.13232">
                <text:p>5066.13232</text:p>
              </table:table-cell>
              <table:table-cell office:value-type="float" office:value="1593.41223">
                <text:p>1593.412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130.26074">
                <text:p>5130.26074</text:p>
              </table:table-cell>
              <table:table-cell office:value-type="float" office:value="1640.94274">
                <text:p>1640.942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94.38867">
                <text:p>5194.38867</text:p>
              </table:table-cell>
              <table:table-cell office:value-type="float" office:value="1417.32446">
                <text:p>1417.324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58.51708">
                <text:p>5258.51708</text:p>
              </table:table-cell>
              <table:table-cell office:value-type="float" office:value="1463.01965">
                <text:p>1463.019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322.6455">
                <text:p>5322.6455</text:p>
              </table:table-cell>
              <table:table-cell office:value-type="float" office:value="1657.78295">
                <text:p>1657.782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86.77343">
                <text:p>5386.77343</text:p>
              </table:table-cell>
              <table:table-cell office:value-type="float" office:value="1545.83227">
                <text:p>1545.832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50.90185">
                <text:p>5450.90185</text:p>
              </table:table-cell>
              <table:table-cell office:value-type="float" office:value="1382.63256">
                <text:p>1382.632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515.03027">
                <text:p>5515.03027</text:p>
              </table:table-cell>
              <table:table-cell office:value-type="float" office:value="1591.91247">
                <text:p>1591.912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79.1582">
                <text:p>5579.1582</text:p>
              </table:table-cell>
              <table:table-cell office:value-type="float" office:value="1647.62268">
                <text:p>1647.622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643.28662">
                <text:p>5643.28662</text:p>
              </table:table-cell>
              <table:table-cell office:value-type="float" office:value="1398.9403">
                <text:p>1398.94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707.41503">
                <text:p>5707.41503</text:p>
              </table:table-cell>
              <table:table-cell office:value-type="float" office:value="1480.94091">
                <text:p>1480.940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71.54296">
                <text:p>5771.54296</text:p>
              </table:table-cell>
              <table:table-cell office:value-type="float" office:value="1640.62731">
                <text:p>1640.627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835.67138">
                <text:p>5835.67138</text:p>
              </table:table-cell>
              <table:table-cell office:value-type="float" office:value="1525.57275">
                <text:p>1525.572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899.7998">
                <text:p>5899.7998</text:p>
              </table:table-cell>
              <table:table-cell office:value-type="float" office:value="1416.51098">
                <text:p>1416.510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963.92773">
                <text:p>5963.92773</text:p>
              </table:table-cell>
              <table:table-cell office:value-type="float" office:value="1576.10815">
                <text:p>1576.108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028.05615">
                <text:p>6028.05615</text:p>
              </table:table-cell>
              <table:table-cell office:value-type="float" office:value="1631.88024">
                <text:p>1631.880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092.18457">
                <text:p>6092.18457</text:p>
              </table:table-cell>
              <table:table-cell office:value-type="float" office:value="1435.70751">
                <text:p>1435.707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156.3125">
                <text:p>6156.3125</text:p>
              </table:table-cell>
              <table:table-cell office:value-type="float" office:value="1453.26977">
                <text:p>1453.269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220.44091">
                <text:p>6220.44091</text:p>
              </table:table-cell>
              <table:table-cell office:value-type="float" office:value="1630.68078">
                <text:p>1630.680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84.56933">
                <text:p>6284.56933</text:p>
              </table:table-cell>
              <table:table-cell office:value-type="float" office:value="1528.04296">
                <text:p>1528.042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348.69726">
                <text:p>6348.69726</text:p>
              </table:table-cell>
              <table:table-cell office:value-type="float" office:value="1395.01611">
                <text:p>1395.016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412.82568">
                <text:p>6412.82568</text:p>
              </table:table-cell>
              <table:table-cell office:value-type="float" office:value="1556.44628">
                <text:p>1556.446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476.9541">
                <text:p>6476.9541</text:p>
              </table:table-cell>
              <table:table-cell office:value-type="float" office:value="1615.93872">
                <text:p>1615.938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541.08203">
                <text:p>6541.08203</text:p>
              </table:table-cell>
              <table:table-cell office:value-type="float" office:value="1430.20397">
                <text:p>1430.203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605.21044">
                <text:p>6605.21044</text:p>
              </table:table-cell>
              <table:table-cell office:value-type="float" office:value="1458.32519">
                <text:p>1458.325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669.33886">
                <text:p>6669.33886</text:p>
              </table:table-cell>
              <table:table-cell office:value-type="float" office:value="1624.93554">
                <text:p>1624.935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733.46679">
                <text:p>6733.46679</text:p>
              </table:table-cell>
              <table:table-cell office:value-type="float" office:value="1538.0581">
                <text:p>1538.05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797.59521">
                <text:p>6797.59521</text:p>
              </table:table-cell>
              <table:table-cell office:value-type="float" office:value="1404.24816">
                <text:p>1404.248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861.72363">
                <text:p>6861.72363</text:p>
              </table:table-cell>
              <table:table-cell office:value-type="float" office:value="1564.16882">
                <text:p>1564.168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925.85156">
                <text:p>6925.85156</text:p>
              </table:table-cell>
              <table:table-cell office:value-type="float" office:value="1600.82067">
                <text:p>1600.820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989.97998">
                <text:p>6989.97998</text:p>
              </table:table-cell>
              <table:table-cell office:value-type="float" office:value="1426.32543">
                <text:p>1426.325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54.10839">
                <text:p>7054.10839</text:p>
              </table:table-cell>
              <table:table-cell office:value-type="float" office:value="1464.1278">
                <text:p>1464.12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118.23632">
                <text:p>7118.23632</text:p>
              </table:table-cell>
              <table:table-cell office:value-type="float" office:value="1602.03698">
                <text:p>1602.036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182.36474">
                <text:p>7182.36474</text:p>
              </table:table-cell>
              <table:table-cell office:value-type="float" office:value="1535.31982">
                <text:p>1535.319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246.49316">
                <text:p>7246.49316</text:p>
              </table:table-cell>
              <table:table-cell office:value-type="float" office:value="1404.6311">
                <text:p>1404.63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310.62109">
                <text:p>7310.62109</text:p>
              </table:table-cell>
              <table:table-cell office:value-type="float" office:value="1551.92346">
                <text:p>1551.923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74.74951">
                <text:p>7374.74951</text:p>
              </table:table-cell>
              <table:table-cell office:value-type="float" office:value="1615.44287">
                <text:p>1615.442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438.87792">
                <text:p>7438.87792</text:p>
              </table:table-cell>
              <table:table-cell office:value-type="float" office:value="1432.23071">
                <text:p>1432.230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03.00585">
                <text:p>7503.00585</text:p>
              </table:table-cell>
              <table:table-cell office:value-type="float" office:value="1457.99536">
                <text:p>1457.995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567.13427">
                <text:p>7567.13427</text:p>
              </table:table-cell>
              <table:table-cell office:value-type="float" office:value="1635.36791">
                <text:p>1635.367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631.26269">
                <text:p>7631.26269</text:p>
              </table:table-cell>
              <table:table-cell office:value-type="float" office:value="1519.7052">
                <text:p>1519.70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695.39062">
                <text:p>7695.39062</text:p>
              </table:table-cell>
              <table:table-cell office:value-type="float" office:value="1423.01879">
                <text:p>1423.018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759.51904">
                <text:p>7759.51904</text:p>
              </table:table-cell>
              <table:table-cell office:value-type="float" office:value="1572.19506">
                <text:p>1572.195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823.64746">
                <text:p>7823.64746</text:p>
              </table:table-cell>
              <table:table-cell office:value-type="float" office:value="1610.96154">
                <text:p>1610.961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887.77539">
                <text:p>7887.77539</text:p>
              </table:table-cell>
              <table:table-cell office:value-type="float" office:value="1448.10131">
                <text:p>1448.101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951.9038">
                <text:p>7951.9038</text:p>
              </table:table-cell>
              <table:table-cell office:value-type="float" office:value="1485.10388">
                <text:p>1485.103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016.03222">
                <text:p>8016.03222</text:p>
              </table:table-cell>
              <table:table-cell office:value-type="float" office:value="1623.46936">
                <text:p>1623.469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080.16015">
                <text:p>8080.16015</text:p>
              </table:table-cell>
              <table:table-cell office:value-type="float" office:value="1539.71447">
                <text:p>1539.714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144.28857">
                <text:p>8144.28857</text:p>
              </table:table-cell>
              <table:table-cell office:value-type="float" office:value="1438.71081">
                <text:p>1438.710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208.41699">
                <text:p>8208.41699</text:p>
              </table:table-cell>
              <table:table-cell office:value-type="float" office:value="1555.89257">
                <text:p>1555.892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272.54492">
                <text:p>8272.54492</text:p>
              </table:table-cell>
              <table:table-cell office:value-type="float" office:value="1598.4978">
                <text:p>1598.49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336.67382">
                <text:p>8336.67382</text:p>
              </table:table-cell>
              <table:table-cell office:value-type="float" office:value="1444.41418">
                <text:p>1444.414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400.80175">
                <text:p>8400.80175</text:p>
              </table:table-cell>
              <table:table-cell office:value-type="float" office:value="1469.70471">
                <text:p>1469.704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464.92968">
                <text:p>8464.92968</text:p>
              </table:table-cell>
              <table:table-cell office:value-type="float" office:value="1628.46691">
                <text:p>1628.466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529.05859">
                <text:p>8529.05859</text:p>
              </table:table-cell>
              <table:table-cell office:value-type="float" office:value="1529.93505">
                <text:p>1529.935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593.18652">
                <text:p>8593.18652</text:p>
              </table:table-cell>
              <table:table-cell office:value-type="float" office:value="1427.13085">
                <text:p>1427.130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657.31445">
                <text:p>8657.31445</text:p>
              </table:table-cell>
              <table:table-cell office:value-type="float" office:value="1572.83471">
                <text:p>1572.834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721.44335">
                <text:p>8721.44335</text:p>
              </table:table-cell>
              <table:table-cell office:value-type="float" office:value="1608.5581">
                <text:p>1608.55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785.57128">
                <text:p>8785.57128</text:p>
              </table:table-cell>
              <table:table-cell office:value-type="float" office:value="1456.52807">
                <text:p>1456.528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849.69921">
                <text:p>8849.69921</text:p>
              </table:table-cell>
              <table:table-cell office:value-type="float" office:value="1477.53869">
                <text:p>1477.538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913.82812">
                <text:p>8913.82812</text:p>
              </table:table-cell>
              <table:table-cell office:value-type="float" office:value="1593.01184">
                <text:p>1593.011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977.95605">
                <text:p>8977.95605</text:p>
              </table:table-cell>
              <table:table-cell office:value-type="float" office:value="1536.53784">
                <text:p>1536.537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042.08398">
                <text:p>9042.08398</text:p>
              </table:table-cell>
              <table:table-cell office:value-type="float" office:value="1423.29223">
                <text:p>1423.292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106.21289">
                <text:p>9106.21289</text:p>
              </table:table-cell>
              <table:table-cell office:value-type="float" office:value="1563.79431">
                <text:p>1563.794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170.34082">
                <text:p>9170.34082</text:p>
              </table:table-cell>
              <table:table-cell office:value-type="float" office:value="1584.92602">
                <text:p>1584.926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234.46875">
                <text:p>9234.46875</text:p>
              </table:table-cell>
              <table:table-cell office:value-type="float" office:value="1457.36608">
                <text:p>1457.366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298.59765">
                <text:p>9298.59765</text:p>
              </table:table-cell>
              <table:table-cell office:value-type="float" office:value="1473.91076">
                <text:p>1473.910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362.72558">
                <text:p>9362.72558</text:p>
              </table:table-cell>
              <table:table-cell office:value-type="float" office:value="1604.18347">
                <text:p>1604.183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426.85351">
                <text:p>9426.85351</text:p>
              </table:table-cell>
              <table:table-cell office:value-type="float" office:value="1533.15771">
                <text:p>1533.157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490.98242">
                <text:p>9490.98242</text:p>
              </table:table-cell>
              <table:table-cell office:value-type="float" office:value="1444.5155">
                <text:p>1444.51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555.11035">
                <text:p>9555.11035</text:p>
              </table:table-cell>
              <table:table-cell office:value-type="float" office:value="1542.20971">
                <text:p>1542.209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619.23828">
                <text:p>9619.23828</text:p>
              </table:table-cell>
              <table:table-cell office:value-type="float" office:value="1585.16308">
                <text:p>1585.163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683.36718">
                <text:p>9683.36718</text:p>
              </table:table-cell>
              <table:table-cell office:value-type="float" office:value="1461.12512">
                <text:p>1461.125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747.49511">
                <text:p>9747.49511</text:p>
              </table:table-cell>
              <table:table-cell office:value-type="float" office:value="1478.0227">
                <text:p>1478.02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811.62304">
                <text:p>9811.62304</text:p>
              </table:table-cell>
              <table:table-cell office:value-type="float" office:value="1600.71313">
                <text:p>1600.713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875.75195">
                <text:p>9875.75195</text:p>
              </table:table-cell>
              <table:table-cell office:value-type="float" office:value="1525.46166">
                <text:p>1525.461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939.87988">
                <text:p>9939.87988</text:p>
              </table:table-cell>
              <table:table-cell office:value-type="float" office:value="1454.2351">
                <text:p>1454.23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004.00781">
                <text:p>10004.00781</text:p>
              </table:table-cell>
              <table:table-cell office:value-type="float" office:value="1550.6195">
                <text:p>1550.61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68.13671">
                <text:p>10068.13671</text:p>
              </table:table-cell>
              <table:table-cell office:value-type="float" office:value="1590.27539">
                <text:p>1590.275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132.26464">
                <text:p>10132.26464</text:p>
              </table:table-cell>
              <table:table-cell office:value-type="float" office:value="1464.97839">
                <text:p>1464.978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196.39257">
                <text:p>10196.39257</text:p>
              </table:table-cell>
              <table:table-cell office:value-type="float" office:value="1476.56298">
                <text:p>1476.562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260.52148">
                <text:p>10260.52148</text:p>
              </table:table-cell>
              <table:table-cell office:value-type="float" office:value="1592.31091">
                <text:p>1592.310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324.64941">
                <text:p>10324.64941</text:p>
              </table:table-cell>
              <table:table-cell office:value-type="float" office:value="1534.59301">
                <text:p>1534.593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388.77734">
                <text:p>10388.77734</text:p>
              </table:table-cell>
              <table:table-cell office:value-type="float" office:value="1442.97521">
                <text:p>1442.975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452.90625">
                <text:p>10452.90625</text:p>
              </table:table-cell>
              <table:table-cell office:value-type="float" office:value="1553.00732">
                <text:p>1553.007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517.03417">
                <text:p>10517.03417</text:p>
              </table:table-cell>
              <table:table-cell office:value-type="float" office:value="1592.56384">
                <text:p>1592.563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581.1621">
                <text:p>10581.1621</text:p>
              </table:table-cell>
              <table:table-cell office:value-type="float" office:value="1455.21508">
                <text:p>1455.215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645.29101">
                <text:p>10645.29101</text:p>
              </table:table-cell>
              <table:table-cell office:value-type="float" office:value="1478.96862">
                <text:p>1478.968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709.41894">
                <text:p>10709.41894</text:p>
              </table:table-cell>
              <table:table-cell office:value-type="float" office:value="1591.04992">
                <text:p>1591.049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773.54687">
                <text:p>10773.54687</text:p>
              </table:table-cell>
              <table:table-cell office:value-type="float" office:value="1524.83325">
                <text:p>1524.833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837.67578">
                <text:p>10837.67578</text:p>
              </table:table-cell>
              <table:table-cell office:value-type="float" office:value="1446.11108">
                <text:p>1446.111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901.80371">
                <text:p>10901.80371</text:p>
              </table:table-cell>
              <table:table-cell office:value-type="float" office:value="1552.89318">
                <text:p>1552.893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965.93164">
                <text:p>10965.93164</text:p>
              </table:table-cell>
              <table:table-cell office:value-type="float" office:value="1582.04541">
                <text:p>1582.045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030.06054">
                <text:p>11030.06054</text:p>
              </table:table-cell>
              <table:table-cell office:value-type="float" office:value="1469.70385">
                <text:p>1469.703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094.18847">
                <text:p>11094.18847</text:p>
              </table:table-cell>
              <table:table-cell office:value-type="float" office:value="1482.57897">
                <text:p>1482.578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158.3164">
                <text:p>11158.3164</text:p>
              </table:table-cell>
              <table:table-cell office:value-type="float" office:value="1579.73168">
                <text:p>1579.731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222.44531">
                <text:p>11222.44531</text:p>
              </table:table-cell>
              <table:table-cell office:value-type="float" office:value="1518.25134">
                <text:p>1518.251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286.57324">
                <text:p>11286.57324</text:p>
              </table:table-cell>
              <table:table-cell office:value-type="float" office:value="1430.42919">
                <text:p>1430.429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350.70117">
                <text:p>11350.70117</text:p>
              </table:table-cell>
              <table:table-cell office:value-type="float" office:value="1541.17578">
                <text:p>1541.175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414.83007">
                <text:p>11414.83007</text:p>
              </table:table-cell>
              <table:table-cell office:value-type="float" office:value="1584.5874">
                <text:p>1584.58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478.958">
                <text:p>11478.958</text:p>
              </table:table-cell>
              <table:table-cell office:value-type="float" office:value="1458.52246">
                <text:p>1458.522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543.08593">
                <text:p>11543.08593</text:p>
              </table:table-cell>
              <table:table-cell office:value-type="float" office:value="1480.76318">
                <text:p>1480.763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607.21484">
                <text:p>11607.21484</text:p>
              </table:table-cell>
              <table:table-cell office:value-type="float" office:value="1589.99523">
                <text:p>1589.995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671.34277">
                <text:p>11671.34277</text:p>
              </table:table-cell>
              <table:table-cell office:value-type="float" office:value="1522.40454">
                <text:p>1522.404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735.4707">
                <text:p>11735.4707</text:p>
              </table:table-cell>
              <table:table-cell office:value-type="float" office:value="1442.17749">
                <text:p>1442.177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799.5996">
                <text:p>11799.5996</text:p>
              </table:table-cell>
              <table:table-cell office:value-type="float" office:value="1529.11621">
                <text:p>1529.116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863.72753">
                <text:p>11863.72753</text:p>
              </table:table-cell>
              <table:table-cell office:value-type="float" office:value="1588.29504">
                <text:p>1588.295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927.85546">
                <text:p>11927.85546</text:p>
              </table:table-cell>
              <table:table-cell office:value-type="float" office:value="1476.19104">
                <text:p>1476.191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991.98437">
                <text:p>11991.98437</text:p>
              </table:table-cell>
              <table:table-cell office:value-type="float" office:value="1477.81127">
                <text:p>1477.811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056.1123">
                <text:p>12056.1123</text:p>
              </table:table-cell>
              <table:table-cell office:value-type="float" office:value="1592.21862">
                <text:p>1592.218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120.24023">
                <text:p>12120.24023</text:p>
              </table:table-cell>
              <table:table-cell office:value-type="float" office:value="1532.20227">
                <text:p>1532.202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184.36914">
                <text:p>12184.36914</text:p>
              </table:table-cell>
              <table:table-cell office:value-type="float" office:value="1449.02441">
                <text:p>1449.024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248.49707">
                <text:p>12248.49707</text:p>
              </table:table-cell>
              <table:table-cell office:value-type="float" office:value="1538.18103">
                <text:p>1538.181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312.625">
                <text:p>12312.625</text:p>
              </table:table-cell>
              <table:table-cell office:value-type="float" office:value="1582.84777">
                <text:p>1582.847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376.7539">
                <text:p>12376.7539</text:p>
              </table:table-cell>
              <table:table-cell office:value-type="float" office:value="1462.60363">
                <text:p>1462.603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440.88183">
                <text:p>12440.88183</text:p>
              </table:table-cell>
              <table:table-cell office:value-type="float" office:value="1490.51379">
                <text:p>1490.513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505.00976">
                <text:p>12505.00976</text:p>
              </table:table-cell>
              <table:table-cell office:value-type="float" office:value="1587.28881">
                <text:p>1587.288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569.13867">
                <text:p>12569.13867</text:p>
              </table:table-cell>
              <table:table-cell office:value-type="float" office:value="1534.9364">
                <text:p>1534.93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633.2666">
                <text:p>12633.2666</text:p>
              </table:table-cell>
              <table:table-cell office:value-type="float" office:value="1441.89147">
                <text:p>1441.891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697.39453">
                <text:p>12697.39453</text:p>
              </table:table-cell>
              <table:table-cell office:value-type="float" office:value="1544.34167">
                <text:p>1544.341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761.52343">
                <text:p>12761.52343</text:p>
              </table:table-cell>
              <table:table-cell office:value-type="float" office:value="1575.22973">
                <text:p>1575.229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825.65136">
                <text:p>12825.65136</text:p>
              </table:table-cell>
              <table:table-cell office:value-type="float" office:value="1473.29638">
                <text:p>1473.296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889.77929">
                <text:p>12889.77929</text:p>
              </table:table-cell>
              <table:table-cell office:value-type="float" office:value="1472.58569">
                <text:p>1472.585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953.9082">
                <text:p>12953.9082</text:p>
              </table:table-cell>
              <table:table-cell office:value-type="float" office:value="1584.34997">
                <text:p>1584.349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018.03613">
                <text:p>13018.03613</text:p>
              </table:table-cell>
              <table:table-cell office:value-type="float" office:value="1534.97436">
                <text:p>1534.974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082.16406">
                <text:p>13082.16406</text:p>
              </table:table-cell>
              <table:table-cell office:value-type="float" office:value="1446.29382">
                <text:p>1446.293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146.29296">
                <text:p>13146.29296</text:p>
              </table:table-cell>
              <table:table-cell office:value-type="float" office:value="1534.0653">
                <text:p>1534.06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210.42089">
                <text:p>13210.42089</text:p>
              </table:table-cell>
              <table:table-cell office:value-type="float" office:value="1584.46533">
                <text:p>1584.465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274.54882">
                <text:p>13274.54882</text:p>
              </table:table-cell>
              <table:table-cell office:value-type="float" office:value="1477.10034">
                <text:p>1477.100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338.67773">
                <text:p>13338.67773</text:p>
              </table:table-cell>
              <table:table-cell office:value-type="float" office:value="1483.28674">
                <text:p>1483.286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402.80566">
                <text:p>13402.80566</text:p>
              </table:table-cell>
              <table:table-cell office:value-type="float" office:value="1584.75964">
                <text:p>1584.759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466.93359">
                <text:p>13466.93359</text:p>
              </table:table-cell>
              <table:table-cell office:value-type="float" office:value="1527.23205">
                <text:p>1527.232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531.0625">
                <text:p>13531.0625</text:p>
              </table:table-cell>
              <table:table-cell office:value-type="float" office:value="1447.94311">
                <text:p>1447.943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595.19042">
                <text:p>13595.19042</text:p>
              </table:table-cell>
              <table:table-cell office:value-type="float" office:value="1544.23486">
                <text:p>1544.234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659.31835">
                <text:p>13659.31835</text:p>
              </table:table-cell>
              <table:table-cell office:value-type="float" office:value="1586.80761">
                <text:p>1586.807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723.44726">
                <text:p>13723.44726</text:p>
              </table:table-cell>
              <table:table-cell office:value-type="float" office:value="1472.28698">
                <text:p>1472.286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787.57519">
                <text:p>13787.57519</text:p>
              </table:table-cell>
              <table:table-cell office:value-type="float" office:value="1475.64794">
                <text:p>1475.647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851.70312">
                <text:p>13851.70312</text:p>
              </table:table-cell>
              <table:table-cell office:value-type="float" office:value="1578.78991">
                <text:p>1578.789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915.83203">
                <text:p>13915.83203</text:p>
              </table:table-cell>
              <table:table-cell office:value-type="float" office:value="1532.36999">
                <text:p>1532.369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979.95996">
                <text:p>13979.95996</text:p>
              </table:table-cell>
              <table:table-cell office:value-type="float" office:value="1452.33093">
                <text:p>1452.330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044.08789">
                <text:p>14044.08789</text:p>
              </table:table-cell>
              <table:table-cell office:value-type="float" office:value="1537.87438">
                <text:p>1537.874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108.21679">
                <text:p>14108.21679</text:p>
              </table:table-cell>
              <table:table-cell office:value-type="float" office:value="1572.84472">
                <text:p>1572.844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172.34472">
                <text:p>14172.34472</text:p>
              </table:table-cell>
              <table:table-cell office:value-type="float" office:value="1474.1936">
                <text:p>1474.19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236.47265">
                <text:p>14236.47265</text:p>
              </table:table-cell>
              <table:table-cell office:value-type="float" office:value="1473.01452">
                <text:p>1473.014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300.60156">
                <text:p>14300.60156</text:p>
              </table:table-cell>
              <table:table-cell office:value-type="float" office:value="1579.54895">
                <text:p>1579.548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364.72949">
                <text:p>14364.72949</text:p>
              </table:table-cell>
              <table:table-cell office:value-type="float" office:value="1529.4729">
                <text:p>1529.47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428.85742">
                <text:p>14428.85742</text:p>
              </table:table-cell>
              <table:table-cell office:value-type="float" office:value="1453.51147">
                <text:p>1453.511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492.98632">
                <text:p>14492.98632</text:p>
              </table:table-cell>
              <table:table-cell office:value-type="float" office:value="1547.90881">
                <text:p>1547.908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557.11425">
                <text:p>14557.11425</text:p>
              </table:table-cell>
              <table:table-cell office:value-type="float" office:value="1579.44482">
                <text:p>1579.444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621.24218">
                <text:p>14621.24218</text:p>
              </table:table-cell>
              <table:table-cell office:value-type="float" office:value="1479.0841">
                <text:p>1479.08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685.37109">
                <text:p>14685.37109</text:p>
              </table:table-cell>
              <table:table-cell office:value-type="float" office:value="1479.94799">
                <text:p>1479.947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749.49902">
                <text:p>14749.49902</text:p>
              </table:table-cell>
              <table:table-cell office:value-type="float" office:value="1574.58117">
                <text:p>1574.581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813.62695">
                <text:p>14813.62695</text:p>
              </table:table-cell>
              <table:table-cell office:value-type="float" office:value="1531.03601">
                <text:p>1531.036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877.75585">
                <text:p>14877.75585</text:p>
              </table:table-cell>
              <table:table-cell office:value-type="float" office:value="1454.35595">
                <text:p>1454.355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941.88378">
                <text:p>14941.88378</text:p>
              </table:table-cell>
              <table:table-cell office:value-type="float" office:value="1533.72851">
                <text:p>1533.728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006.01171">
                <text:p>15006.01171</text:p>
              </table:table-cell>
              <table:table-cell office:value-type="float" office:value="1577.85253">
                <text:p>1577.852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070.14062">
                <text:p>15070.14062</text:p>
              </table:table-cell>
              <table:table-cell office:value-type="float" office:value="1475.38208">
                <text:p>1475.382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134.26855">
                <text:p>15134.26855</text:p>
              </table:table-cell>
              <table:table-cell office:value-type="float" office:value="1480.40173">
                <text:p>1480.401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198.39648">
                <text:p>15198.39648</text:p>
              </table:table-cell>
              <table:table-cell office:value-type="float" office:value="1583.53393">
                <text:p>1583.533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262.52539">
                <text:p>15262.52539</text:p>
              </table:table-cell>
              <table:table-cell office:value-type="float" office:value="1537.33618">
                <text:p>1537.336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326.65332">
                <text:p>15326.65332</text:p>
              </table:table-cell>
              <table:table-cell office:value-type="float" office:value="1457.70776">
                <text:p>1457.707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390.78125">
                <text:p>15390.78125</text:p>
              </table:table-cell>
              <table:table-cell office:value-type="float" office:value="1536.54394">
                <text:p>1536.5439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454.91015">
                <text:p>15454.91015</text:p>
              </table:table-cell>
              <table:table-cell office:value-type="float" office:value="1581.91516">
                <text:p>1581.915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519.03808">
                <text:p>15519.03808</text:p>
              </table:table-cell>
              <table:table-cell office:value-type="float" office:value="1474.37976">
                <text:p>1474.379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583.16601">
                <text:p>15583.16601</text:p>
              </table:table-cell>
              <table:table-cell office:value-type="float" office:value="1474.22851">
                <text:p>1474.228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647.29492">
                <text:p>15647.29492</text:p>
              </table:table-cell>
              <table:table-cell office:value-type="float" office:value="1579.37402">
                <text:p>1579.374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711.42285">
                <text:p>15711.42285</text:p>
              </table:table-cell>
              <table:table-cell office:value-type="float" office:value="1527.65478">
                <text:p>1527.6547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775.55078">
                <text:p>15775.55078</text:p>
              </table:table-cell>
              <table:table-cell office:value-type="float" office:value="1447.80432">
                <text:p>1447.804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839.67968">
                <text:p>15839.67968</text:p>
              </table:table-cell>
              <table:table-cell office:value-type="float" office:value="1537.65625">
                <text:p>1537.656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903.80761">
                <text:p>15903.80761</text:p>
              </table:table-cell>
              <table:table-cell office:value-type="float" office:value="1579.9259">
                <text:p>1579.92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967.93554">
                <text:p>15967.93554</text:p>
              </table:table-cell>
              <table:table-cell office:value-type="float" office:value="1486.76037">
                <text:p>1486.760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